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2.829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8.93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66ff"/>
    </style:style>
    <style:style style:name="ce5" style:family="table-cell" style:parent-style-name="Default">
      <style:table-cell-properties fo:background-color="#ff9900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ffffcc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PLEMMA</text:p>
          </table:table-cell>
          <table:table-cell table:style-name="ce1" office:value-type="string">
            <text:p>PPOS</text:p>
          </table:table-cell>
          <table:table-cell table:style-name="ce1" office:value-type="string">
            <text:p>MODE</text:p>
          </table:table-cell>
          <table:table-cell table:style-name="ce1" office:value-type="string">
            <text:p>TEMPS</text:p>
          </table:table-cell>
          <table:table-cell table:style-name="ce1" office:value-type="string">
            <text:p>PERS.</text:p>
          </table:table-cell>
          <table:table-cell table:style-name="ce1" office:value-type="string">
            <text:p>NOMB.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CAS</text:p>
          </table:table-cell>
          <table:table-cell table:style-name="ce1" office:value-type="string">
            <text:p>DEGRÉ</text:p>
          </table:table-cell>
          <table:table-cell table:style-name="ce1" office:value-type="string">
            <text:p>PPOS_M</text:p>
          </table:table-cell>
          <table:table-cell table:style-name="ce1" office:value-type="string">
            <text:p>flect_M</text:p>
          </table:table-cell>
          <table:table-cell table:style-name="ce1" office:value-type="string">
            <text:p>Remarques</text:p>
          </table:table-cell>
          <table:table-cell table:style-name="ce1" table:number-columns-repeated="1010"/>
        </table:table-row>
        <table:table-row table:style-name="ro1">
          <table:table-cell office:value-type="string">
            <text:p>B_w_01186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1867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68</text:p>
          </table:table-cell>
          <table:table-cell office:value-type="string">
            <text:p>munt</text:p>
          </table:table-cell>
          <table:table-cell office:value-type="string">
            <text:p>mo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69</text:p>
          </table:table-cell>
          <table:table-cell office:value-type="string">
            <text:p>avale</text:p>
          </table:table-cell>
          <table:table-cell office:value-type="string">
            <text:p>av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87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1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2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873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4</text:p>
          </table:table-cell>
          <table:table-cell office:value-type="string">
            <text:p>batalle</text:p>
          </table:table-cell>
          <table:table-cell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875</text:p>
          </table:table-cell>
          <table:table-cell office:value-type="string">
            <text:p>ameine</text:p>
          </table:table-cell>
          <table:table-cell office:value-type="string">
            <text:p>a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7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B_w_011877</text:p>
          </table:table-cell>
          <table:table-cell table:style-name="ce2" office:value-type="string">
            <text:p>atropez</text:p>
          </table:table-cell>
          <table:table-cell table:style-name="ce2"/>
          <table:table-cell table:style-name="ce2"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78</text:p>
          </table:table-cell>
          <table:table-cell office:value-type="string">
            <text:p>dis</text:p>
          </table:table-cell>
          <table:table-cell office:value-type="string">
            <text:p>dis1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79</text:p>
          </table:table-cell>
          <table:table-cell office:value-type="string">
            <text:p>mille</text:p>
          </table:table-cell>
          <table:table-cell office:value-type="string">
            <text:p>mil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880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1881</text:p>
          </table:table-cell>
          <table:table-cell office:value-type="string">
            <text:p>sis</text:p>
          </table:table-cell>
          <table:table-cell office:value-type="string">
            <text:p>sis1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882</text:p>
          </table:table-cell>
          <table:table-cell office:value-type="string">
            <text:p>guie</text:p>
          </table:table-cell>
          <table:table-cell office:value-type="string">
            <text:p>gui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883</text:p>
          </table:table-cell>
          <table:table-cell office:value-type="string">
            <text:p>Barbarez</text:p>
          </table:table-cell>
          <table:table-cell office:value-type="string">
            <text:p>barba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84</text:p>
          </table:table-cell>
          <table:table-cell office:value-type="string">
            <text:p>desk</text:p>
          </table:table-cell>
          <table:table-cell office:value-type="string">
            <text:p>desqu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1885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886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1887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888</text:p>
          </table:table-cell>
          <table:table-cell office:value-type="string">
            <text:p>meine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889</text:p>
          </table:table-cell>
          <table:table-cell office:value-type="string">
            <text:p>tuz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1890</text:p>
          </table:table-cell>
          <table:table-cell office:value-type="string">
            <text:p>serrez</text:p>
          </table:table-cell>
          <table:table-cell office:value-type="string">
            <text:p>serrer</text:p>
          </table:table-cell>
          <table:table-cell office:value-type="string">
            <text:p>VERcjg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891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892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893</text:p>
          </table:table-cell>
          <table:table-cell office:value-type="string">
            <text:p>El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89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89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896</text:p>
          </table:table-cell>
          <table:table-cell office:value-type="string">
            <text:p>encontre</text:p>
          </table:table-cell>
          <table:table-cell office:value-type="string">
            <text:p>encontre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1897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89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1899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00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0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1902</text:p>
          </table:table-cell>
          <table:table-cell office:value-type="string">
            <text:p>Bretuns</text:p>
          </table:table-cell>
          <table:table-cell office:value-type="string">
            <text:p>bret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B_w_011903</text:p>
          </table:table-cell>
          <table:table-cell office:value-type="string">
            <text:p>adurez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La proposition était adurer2 et VERppe, mais le lemme n'existe pas dans le Tobler</text:p>
          </table:table-cell>
          <table:table-cell table:number-columns-repeated="1010"/>
        </table:table-row>
        <table:table-row table:style-name="ro2">
          <table:table-cell office:value-type="string">
            <text:p>B_w_011904</text:p>
          </table:table-cell>
          <table:table-cell office:value-type="string">
            <text:p>Neel</text:p>
          </table:table-cell>
          <table:table-cell office:value-type="string">
            <text:p>ne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05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1906</text:p>
          </table:table-cell>
          <table:table-cell office:value-type="string">
            <text:p>Nantes</text:p>
          </table:table-cell>
          <table:table-cell office:value-type="string">
            <text:p>nant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07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908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1909</text:p>
          </table:table-cell>
          <table:table-cell office:value-type="string">
            <text:p>afeltrez</text:p>
          </table:table-cell>
          <table:table-cell office:value-type="string">
            <text:p>afeu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10</text:p>
          </table:table-cell>
          <table:table-cell office:value-type="string">
            <text:p>mallo</text:p>
          </table:table-cell>
          <table:table-cell office:value-type="string">
            <text:p>mallo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11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912</text:p>
          </table:table-cell>
          <table:table-cell office:value-type="string">
            <text:p>Francs</text:p>
          </table:table-cell>
          <table:table-cell office:value-type="string">
            <text:p>franc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7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2">
          <table:table-cell office:value-type="string">
            <text:p>B_w_011913</text:p>
          </table:table-cell>
          <table:table-cell office:value-type="string">
            <text:p>cheval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2">
          <table:table-cell office:value-type="string">
            <text:p>B_w_011914</text:p>
          </table:table-cell>
          <table:table-cell office:value-type="string">
            <text:p>fierez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1915</text:p>
          </table:table-cell>
          <table:table-cell office:value-type="string">
            <text:p>Gui</text:p>
          </table:table-cell>
          <table:table-cell office:value-type="string">
            <text:p>gui 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16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1917</text:p>
          </table:table-cell>
          <table:table-cell office:value-type="string">
            <text:p>Custances</text:p>
          </table:table-cell>
          <table:table-cell office:value-type="string">
            <text:p>custanc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1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191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920</text:p>
          </table:table-cell>
          <table:table-cell office:value-type="string">
            <text:p>Bigoz</text:p>
          </table:table-cell>
          <table:table-cell office:value-type="string">
            <text:p>bigo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21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192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1923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24</text:p>
          </table:table-cell>
          <table:table-cell table:number-columns-repeated="2" office:value-type="string">
            <text:p>cent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25</text:p>
          </table:table-cell>
          <table:table-cell office:value-type="string">
            <text:p>healmes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2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27</text:p>
          </table:table-cell>
          <table:table-cell office:value-type="string">
            <text:p>gunfanuns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28</text:p>
          </table:table-cell>
          <table:table-cell office:value-type="string">
            <text:p>l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2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193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1931</text:p>
          </table:table-cell>
          <table:table-cell office:value-type="string">
            <text:p>aver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3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1933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3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193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1936</text:p>
          </table:table-cell>
          <table:table-cell office:value-type="string">
            <text:p>altres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37</text:p>
          </table:table-cell>
          <table:table-cell office:value-type="string">
            <text:p>pasmez</text:p>
          </table:table-cell>
          <table:table-cell office:value-type="string">
            <text:p>pasmer</text:p>
          </table:table-cell>
          <table:table-cell office:value-type="string">
            <text:p>VERppe</text:p>
          </table:table-cell>
          <table:table-cell table:number-columns-repeated="3"/>
          <table:table-cell table:style-name="ce5"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38</text:p>
          </table:table-cell>
          <table:table-cell office:value-type="string">
            <text:p>Troia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3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40</text:p>
          </table:table-cell>
          <table:table-cell office:value-type="string">
            <text:p>Ber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4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19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1943</text:p>
          </table:table-cell>
          <table:table-cell table:style-name="ce4" office:value-type="string">
            <text:p>Malfruit</text:p>
          </table:table-cell>
          <table:table-cell office:value-type="string">
            <text:p>malfro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malfroit.</text:p>
          </table:table-cell>
          <table:table-cell table:number-columns-repeated="1010"/>
        </table:table-row>
        <table:table-row table:style-name="ro2">
          <table:table-cell office:value-type="string">
            <text:p>B_w_011944</text:p>
          </table:table-cell>
          <table:table-cell office:value-type="string">
            <text:p>justez</text:p>
          </table:table-cell>
          <table:table-cell office:value-type="string">
            <text:p>jo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4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46</text:p>
          </table:table-cell>
          <table:table-cell office:value-type="string">
            <text:p>paienz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47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94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49</text:p>
          </table:table-cell>
          <table:table-cell office:value-type="string">
            <text:p>darz</text:p>
          </table:table-cell>
          <table:table-cell office:value-type="string">
            <text:p>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50</text:p>
          </table:table-cell>
          <table:table-cell office:value-type="string">
            <text:p>empennez</text:p>
          </table:table-cell>
          <table:table-cell office:value-type="string">
            <text:p>emp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5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1952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53</text:p>
          </table:table-cell>
          <table:table-cell table:number-columns-repeated="2" office:value-type="string">
            <text:p>un</text:p>
          </table:table-cell>
          <table:table-cell table:style-name="ce3"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54</text:p>
          </table:table-cell>
          <table:table-cell office:value-type="string">
            <text:p>lance</text:p>
          </table:table-cell>
          <table:table-cell office:value-type="string">
            <text:p>lancier3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955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5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19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ascerrez</text:p>
          </table:table-cell>
          <table:table-cell table:number-columns-repeated="1010"/>
        </table:table-row>
        <table:table-row table:style-name="ro2">
          <table:table-cell office:value-type="string">
            <text:p>B_w_011958</text:p>
          </table:table-cell>
          <table:table-cell table:style-name="ce4" office:value-type="string">
            <text:p>ascemez</text:p>
          </table:table-cell>
          <table:table-cell office:value-type="string">
            <text:p>aces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5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1960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1961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6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6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964</text:p>
          </table:table-cell>
          <table:table-cell office:value-type="string">
            <text:p>escus</text:p>
          </table:table-cell>
          <table:table-cell table:style-name="ce3" office:value-type="string">
            <text:p>escu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Dans l'index, escuser 1 et 2, mais une seule entrée dans le dico.</text:p>
          </table:table-cell>
          <table:table-cell table:number-columns-repeated="1010"/>
        </table:table-row>
        <table:table-row table:style-name="ro2">
          <table:table-cell office:value-type="string">
            <text:p>B_w_01196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66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1967</text:p>
          </table:table-cell>
          <table:table-cell office:value-type="string">
            <text:p>fez</text:p>
          </table:table-cell>
          <table:table-cell office:value-type="string">
            <text:p>f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196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1969</text:p>
          </table:table-cell>
          <table:table-cell office:value-type="string">
            <text:p>Troian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70</text:p>
          </table:table-cell>
          <table:table-cell office:value-type="string">
            <text:p>treit</text:p>
          </table:table-cell>
          <table:table-cell office:value-type="string">
            <text:p>tra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97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197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197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74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975</text:p>
          </table:table-cell>
          <table:table-cell office:value-type="string">
            <text:p>assenez</text:p>
          </table:table-cell>
          <table:table-cell office:value-type="string">
            <text:p>ass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76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197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7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79</text:p>
          </table:table-cell>
          <table:table-cell table:style-name="ce4"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sent.</text:p>
          </table:table-cell>
          <table:table-cell table:number-columns-repeated="1010"/>
        </table:table-row>
        <table:table-row table:style-name="ro2">
          <table:table-cell office:value-type="string">
            <text:p>B_w_01198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2">
          <table:table-cell office:value-type="string">
            <text:p>B_w_01198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982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83</text:p>
          </table:table-cell>
          <table:table-cell office:value-type="string">
            <text:p>quirs</text:p>
          </table:table-cell>
          <table:table-cell office:value-type="string">
            <text:p>cui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84</text:p>
          </table:table-cell>
          <table:table-cell office:value-type="string">
            <text:p>severez</text:p>
          </table:table-cell>
          <table:table-cell office:value-type="string">
            <text:p>se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8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86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1987</text:p>
          </table:table-cell>
          <table:table-cell office:value-type="string">
            <text:p>hal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88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98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90</text:p>
          </table:table-cell>
          <table:table-cell office:value-type="string">
            <text:p>pleiz</text:p>
          </table:table-cell>
          <table:table-cell table:style-name="ce3" office:value-type="string">
            <text:p>p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91</text:p>
          </table:table-cell>
          <table:table-cell office:value-type="string">
            <text:p>descloez</text:p>
          </table:table-cell>
          <table:table-cell office:value-type="string">
            <text:p>desclö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1992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1993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9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95</text:p>
          </table:table-cell>
          <table:table-cell office:value-type="string">
            <text:p>quisse</text:p>
          </table:table-cell>
          <table:table-cell office:value-type="string">
            <text:p>cuis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19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199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98</text:p>
          </table:table-cell>
          <table:table-cell office:value-type="string">
            <text:p>darz</text:p>
          </table:table-cell>
          <table:table-cell office:value-type="string">
            <text:p>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1999</text:p>
          </table:table-cell>
          <table:table-cell office:value-type="string">
            <text:p>volez</text:p>
          </table:table-cell>
          <table:table-cell office:value-type="string">
            <text:p>v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00</text:p>
          </table:table-cell>
          <table:table-cell office:value-type="string">
            <text:p>Troiaas</text:p>
          </table:table-cell>
          <table:table-cell office:value-type="string">
            <text:p>troi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0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02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03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004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05</text:p>
          </table:table-cell>
          <table:table-cell office:value-type="string">
            <text:p>adurez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La proposition était adurer2 et VERppe, mais le lemme n'existe pas dans le Tobler</text:p>
          </table:table-cell>
          <table:table-cell table:number-columns-repeated="1010"/>
        </table:table-row>
        <table:table-row table:style-name="ro2">
          <table:table-cell office:value-type="string">
            <text:p>B_w_012006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07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08</text:p>
          </table:table-cell>
          <table:table-cell office:value-type="string">
            <text:p>garir</text:p>
          </table:table-cell>
          <table:table-cell office:value-type="string">
            <text:p>garir 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2009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010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 </text:p>
          </table:table-cell>
          <table:table-cell table:number-columns-repeated="1020"/>
        </table:table-row>
        <table:table-row table:style-name="ro2">
          <table:table-cell office:value-type="string">
            <text:p>B_w_012011</text:p>
          </table:table-cell>
          <table:table-cell office:value-type="string">
            <text:p>au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012</text:p>
          </table:table-cell>
          <table:table-cell office:value-type="string">
            <text:p>saffrez</text:p>
          </table:table-cell>
          <table:table-cell office:value-type="string">
            <text:p>saf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B_w_01201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14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01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0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17</text:p>
          </table:table-cell>
          <table:table-cell office:value-type="string">
            <text:p>hanste</text:p>
          </table:table-cell>
          <table:table-cell office:value-type="string">
            <text:p>han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1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19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20</text:p>
          </table:table-cell>
          <table:table-cell office:value-type="string">
            <text:p>el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21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22</text:p>
          </table:table-cell>
          <table:table-cell office:value-type="string">
            <text:p>entrez</text:p>
          </table:table-cell>
          <table:table-cell office:value-type="string">
            <text:p>en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23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24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25</text:p>
          </table:table-cell>
          <table:table-cell office:value-type="string">
            <text:p>abati</text:p>
          </table:table-cell>
          <table:table-cell office:value-type="string">
            <text:p>aba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2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02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28</text:p>
          </table:table-cell>
          <table:table-cell office:value-type="string">
            <text:p>ultre</text:p>
          </table:table-cell>
          <table:table-cell office:value-type="string">
            <text:p>out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029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30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03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32</text:p>
          </table:table-cell>
          <table:table-cell table:number-columns-repeated="2" office:value-type="string">
            <text:p>trave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33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3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35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36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37</text:p>
          </table:table-cell>
          <table:table-cell office:value-type="string">
            <text:p>suz</text:p>
          </table:table-cell>
          <table:table-cell office:value-type="string">
            <text:p>so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03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39</text:p>
          </table:table-cell>
          <table:table-cell office:value-type="string">
            <text:p>mammele</text:p>
          </table:table-cell>
          <table:table-cell office:value-type="string">
            <text:p>mam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4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41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042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4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44</text:p>
          </table:table-cell>
          <table:table-cell office:value-type="string">
            <text:p>costez</text:p>
          </table:table-cell>
          <table:table-cell office:value-type="string">
            <text:p>cos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4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4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4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48</text:p>
          </table:table-cell>
          <table:table-cell office:value-type="string">
            <text:p>pleiz</text:p>
          </table:table-cell>
          <table:table-cell office:value-type="string">
            <text:p>pl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4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50</text:p>
          </table:table-cell>
          <table:table-cell office:value-type="string">
            <text:p>gunfanun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51</text:p>
          </table:table-cell>
          <table:table-cell office:value-type="string">
            <text:p>butez</text:p>
          </table:table-cell>
          <table:table-cell office:value-type="string">
            <text:p>bot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0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53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5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55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5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57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5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59</text:p>
          </table:table-cell>
          <table:table-cell office:value-type="string">
            <text:p>versez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60</text:p>
          </table:table-cell>
          <table:table-cell office:value-type="string">
            <text:p>deus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6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062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6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64</text:p>
          </table:table-cell>
          <table:table-cell office:value-type="string">
            <text:p>alme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06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06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67</text:p>
          </table:table-cell>
          <table:table-cell office:value-type="string">
            <text:p>fin</text:p>
          </table:table-cell>
          <table:table-cell office:value-type="string">
            <text:p>fin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69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7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7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72</text:p>
          </table:table-cell>
          <table:table-cell office:value-type="string">
            <text:p>Ele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73</text:p>
          </table:table-cell>
          <table:table-cell office:value-type="string">
            <text:p>vi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075</text:p>
          </table:table-cell>
          <table:table-cell office:value-type="string">
            <text:p>effreez</text:p>
          </table:table-cell>
          <table:table-cell office:value-type="string">
            <text:p>esfr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76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077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78</text:p>
          </table:table-cell>
          <table:table-cell office:value-type="string">
            <text:p>pleint</text:p>
          </table:table-cell>
          <table:table-cell office:value-type="string">
            <text:p>pla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79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8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081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82</text:p>
          </table:table-cell>
          <table:table-cell office:value-type="string">
            <text:p>soer</text:p>
          </table:table-cell>
          <table:table-cell office:value-type="string">
            <text:p>se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83</text:p>
          </table:table-cell>
          <table:table-cell office:value-type="string">
            <text:p>est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84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8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08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87</text:p>
          </table:table-cell>
          <table:table-cell office:value-type="string">
            <text:p>vengast</text:p>
          </table:table-cell>
          <table:table-cell office:value-type="string">
            <text:p>veng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8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089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90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91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9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0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09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95</text:p>
          </table:table-cell>
          <table:table-cell table:number-columns-repeated="2" office:value-type="string">
            <text:p>traver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0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097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98</text:p>
          </table:table-cell>
          <table:table-cell office:value-type="string">
            <text:p>Barbez</text:p>
          </table:table-cell>
          <table:table-cell office:value-type="string">
            <text:p>barba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09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00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01</text:p>
          </table:table-cell>
          <table:table-cell office:value-type="string">
            <text:p>Eleins</text:p>
          </table:table-cell>
          <table:table-cell office:value-type="string">
            <text:p>elei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02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10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105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06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07</text:p>
          </table:table-cell>
          <table:table-cell office:value-type="string">
            <text:p>brandist</text:p>
          </table:table-cell>
          <table:table-cell office:value-type="string">
            <text:p>brand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108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09</text:p>
          </table:table-cell>
          <table:table-cell table:number-columns-repeated="2" office:value-type="string">
            <text:p>lanc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10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1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112</text:p>
          </table:table-cell>
          <table:table-cell table:number-columns-repeated="2" office:value-type="string">
            <text:p>f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1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114</text:p>
          </table:table-cell>
          <table:table-cell office:value-type="string">
            <text:p>quarrez</text:p>
          </table:table-cell>
          <table:table-cell office:value-type="string">
            <text:p>carr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115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16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17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18</text:p>
          </table:table-cell>
          <table:table-cell office:value-type="string">
            <text:p>perce</text:p>
          </table:table-cell>
          <table:table-cell office:value-type="string">
            <text:p>per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119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2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121</text:p>
          </table:table-cell>
          <table:table-cell office:value-type="string">
            <text:p>entur</text:p>
          </table:table-cell>
          <table:table-cell office:value-type="string">
            <text:p>ent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22</text:p>
          </table:table-cell>
          <table:table-cell office:value-type="string">
            <text:p>listez</text:p>
          </table:table-cell>
          <table:table-cell office:value-type="string">
            <text:p>list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2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124</text:p>
          </table:table-cell>
          <table:table-cell office:value-type="string">
            <text:p>riches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125</text:p>
          </table:table-cell>
          <table:table-cell office:value-type="string">
            <text:p>pieres</text:p>
          </table:table-cell>
          <table:table-cell office:value-type="string">
            <text:p>p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2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12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128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29</text:p>
          </table:table-cell>
          <table:table-cell office:value-type="string">
            <text:p>neelez</text:p>
          </table:table-cell>
          <table:table-cell office:value-type="string">
            <text:p>në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30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31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32</text:p>
          </table:table-cell>
          <table:table-cell office:value-type="string">
            <text:p>tresturne</text:p>
          </table:table-cell>
          <table:table-cell office:value-type="string">
            <text:p>trest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13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3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35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136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37</text:p>
          </table:table-cell>
          <table:table-cell office:value-type="string">
            <text:p>tenez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138</text:p>
          </table:table-cell>
          <table:table-cell office:value-type="string">
            <text:p>mielz</text:p>
          </table:table-cell>
          <table:table-cell office:value-type="string">
            <text:p>mie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c</text:p>
          </table:table-cell>
          <table:table-cell table:number-columns-repeated="1013"/>
        </table:table-row>
        <table:table-row table:style-name="ro2">
          <table:table-cell office:value-type="string">
            <text:p>B_w_012139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40</text:p>
          </table:table-cell>
          <table:table-cell office:value-type="string">
            <text:p>venis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141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142</text:p>
          </table:table-cell>
          <table:table-cell office:value-type="string">
            <text:p>ariere</text:p>
          </table:table-cell>
          <table:table-cell office:value-type="string">
            <text:p>arie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43</text:p>
          </table:table-cell>
          <table:table-cell office:value-type="string">
            <text:p>ussez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44</text:p>
          </table:table-cell>
          <table:table-cell office:value-type="string">
            <text:p>estez</text:p>
          </table:table-cell>
          <table:table-cell office:value-type="string">
            <text:p>e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45</text:p>
          </table:table-cell>
          <table:table-cell table:style-name="ce4" office:value-type="string">
            <text:p>beils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Transcription : deils</text:p>
          </table:table-cell>
          <table:table-cell table:number-columns-repeated="1010"/>
        </table:table-row>
        <table:table-row table:style-name="ro2">
          <table:table-cell office:value-type="string">
            <text:p>B_w_01214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14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48</text:p>
          </table:table-cell>
          <table:table-cell office:value-type="string">
            <text:p>jurs</text:p>
          </table:table-cell>
          <table:table-cell office:value-type="string">
            <text:p>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4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5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15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52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15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154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55</text:p>
          </table:table-cell>
          <table:table-cell office:value-type="string">
            <text:p>pudrere</text:p>
          </table:table-cell>
          <table:table-cell office:value-type="string">
            <text:p>poudri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5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1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15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59</text:p>
          </table:table-cell>
          <table:table-cell office:value-type="string">
            <text:p>airs</text:p>
          </table:table-cell>
          <table:table-cell office:value-type="string">
            <text:p>ai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60</text:p>
          </table:table-cell>
          <table:table-cell office:value-type="string">
            <text:p>trublez</text:p>
          </table:table-cell>
          <table:table-cell office:value-type="string">
            <text:p>torb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61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2">
          <table:table-cell office:value-type="string">
            <text:p>B_w_012162</text:p>
          </table:table-cell>
          <table:table-cell office:value-type="string">
            <text:p>caplissent</text:p>
          </table:table-cell>
          <table:table-cell table:style-name="ce5" office:value-type="string">
            <text:p>chap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16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6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16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66</text:p>
          </table:table-cell>
          <table:table-cell office:value-type="string">
            <text:p>o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67</text:p>
          </table:table-cell>
          <table:table-cell office:value-type="string">
            <text:p>mu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68</text:p>
          </table:table-cell>
          <table:table-cell office:value-type="string">
            <text:p>cornent</text:p>
          </table:table-cell>
          <table:table-cell office:value-type="string">
            <text:p>cor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169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170</text:p>
          </table:table-cell>
          <table:table-cell office:value-type="string">
            <text:p>crient</text:p>
          </table:table-cell>
          <table:table-cell office:value-type="string">
            <text:p>crï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17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72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17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74</text:p>
          </table:table-cell>
          <table:table-cell office:value-type="string">
            <text:p>taburez</text:p>
          </table:table-cell>
          <table:table-cell office:value-type="string">
            <text:p>taboro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75</text:p>
          </table:table-cell>
          <table:table-cell table:number-columns-repeated="2"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76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int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7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178</text:p>
          </table:table-cell>
          <table:table-cell office:value-type="string">
            <text:p>dirai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1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80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8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182</text:p>
          </table:table-cell>
          <table:table-cell table:number-columns-repeated="2" office:value-type="string">
            <text:p>for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83</text:p>
          </table:table-cell>
          <table:table-cell office:value-type="string">
            <text:p>quassez</text:p>
          </table:table-cell>
          <table:table-cell office:value-type="string">
            <text:p>cas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84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18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18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87</text:p>
          </table:table-cell>
          <table:table-cell table:number-columns-repeated="2" office:value-type="string">
            <text:p>arp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8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89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190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19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92</text:p>
          </table:table-cell>
          <table:table-cell office:value-type="string">
            <text:p>menez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9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194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19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219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197</text:p>
          </table:table-cell>
          <table:table-cell office:value-type="string">
            <text:p>ou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198</text:p>
          </table:table-cell>
          <table:table-cell office:value-type="string">
            <text:p>halberc</text:p>
          </table:table-cell>
          <table:table-cell office:value-type="string">
            <text:p>hauber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199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200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01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2">
          <table:table-cell office:value-type="string">
            <text:p>B_w_012202</text:p>
          </table:table-cell>
          <table:table-cell office:value-type="string">
            <text:p>lambert</text:p>
          </table:table-cell>
          <table:table-cell office:value-type="string">
            <text:p>lamber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0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204</text:p>
          </table:table-cell>
          <table:table-cell office:value-type="string">
            <text:p>averenches</text:p>
          </table:table-cell>
          <table:table-cell office:value-type="string">
            <text:p>averench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05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20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0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208</text:p>
          </table:table-cell>
          <table:table-cell office:value-type="string">
            <text:p>mort</text:p>
          </table:table-cell>
          <table:table-cell office:value-type="string">
            <text:p>mort 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09</text:p>
          </table:table-cell>
          <table:table-cell office:value-type="string">
            <text:p>liverez</text:p>
          </table:table-cell>
          <table:table-cell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211</text:p>
          </table:table-cell>
          <table:table-cell office:value-type="string">
            <text:p>Raul</text:p>
          </table:table-cell>
          <table:table-cell office:value-type="string">
            <text:p>rau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12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213</text:p>
          </table:table-cell>
          <table:table-cell office:value-type="string">
            <text:p>Bleives</text:p>
          </table:table-cell>
          <table:table-cell office:value-type="string">
            <text:p>bleiv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1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215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16</text:p>
          </table:table-cell>
          <table:table-cell office:value-type="string">
            <text:p>parz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17</text:p>
          </table:table-cell>
          <table:table-cell office:value-type="string">
            <text:p>enpennez</text:p>
          </table:table-cell>
          <table:table-cell office:value-type="string">
            <text:p>emp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1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219</text:p>
          </table:table-cell>
          <table:table-cell office:value-type="string">
            <text:p>vivera</text:p>
          </table:table-cell>
          <table:table-cell office:value-type="string">
            <text:p>viv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220</text:p>
          </table:table-cell>
          <table:table-cell office:value-type="string">
            <text:p>gueres</text:p>
          </table:table-cell>
          <table:table-cell office:value-type="string">
            <text:p>gai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221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22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2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2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225</text:p>
          </table:table-cell>
          <table:table-cell office:value-type="string">
            <text:p>pasmez</text:p>
          </table:table-cell>
          <table:table-cell office:value-type="string">
            <text:p>pas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26</text:p>
          </table:table-cell>
          <table:table-cell office:value-type="string">
            <text:p>Gui</text:p>
          </table:table-cell>
          <table:table-cell office:value-type="string">
            <text:p>gu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27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228</text:p>
          </table:table-cell>
          <table:table-cell office:value-type="string">
            <text:p>Custances</text:p>
          </table:table-cell>
          <table:table-cell office:value-type="string">
            <text:p>custanc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29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230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23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32</text:p>
          </table:table-cell>
          <table:table-cell office:value-type="string">
            <text:p>chief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33</text:p>
          </table:table-cell>
          <table:table-cell office:value-type="string">
            <text:p>colpez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2234</text:p>
          </table:table-cell>
          <table:table-cell office:value-type="string">
            <text:p>Tebald</text:p>
          </table:table-cell>
          <table:table-cell office:value-type="string">
            <text:p>tebald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35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236</text:p>
          </table:table-cell>
          <table:table-cell office:value-type="string">
            <text:p>Rues</text:p>
          </table:table-cell>
          <table:table-cell office:value-type="string">
            <text:p>ru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37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238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39</text:p>
          </table:table-cell>
          <table:table-cell office:value-type="string">
            <text:p>altres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40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24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242</text:p>
          </table:table-cell>
          <table:table-cell office:value-type="string">
            <text:p>cist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43</text:p>
          </table:table-cell>
          <table:table-cell table:number-columns-repeated="2" office:value-type="string">
            <text:p>damag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224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246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247</text:p>
          </table:table-cell>
          <table:table-cell office:value-type="string">
            <text:p>restorez</text:p>
          </table:table-cell>
          <table:table-cell office:value-type="string">
            <text:p>rest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48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49</text:p>
          </table:table-cell>
          <table:table-cell office:value-type="string">
            <text:p>esquiers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50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5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252</text:p>
          </table:table-cell>
          <table:table-cell office:value-type="string">
            <text:p>nun</text:p>
          </table:table-cell>
          <table:table-cell office:value-type="string">
            <text:p>nom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53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54</text:p>
          </table:table-cell>
          <table:table-cell office:value-type="string">
            <text:p>vavassur</text:p>
          </table:table-cell>
          <table:table-cell office:value-type="string">
            <text:p>vavass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5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256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2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25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259</text:p>
          </table:table-cell>
          <table:table-cell office:value-type="string">
            <text:p>Paris</text:p>
          </table:table-cell>
          <table:table-cell office:value-type="string">
            <text:p>par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60</text:p>
          </table:table-cell>
          <table:table-cell office:value-type="string">
            <text:p>nez</text:p>
          </table:table-cell>
          <table:table-cell office:value-type="string">
            <text:p>nais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61</text:p>
          </table:table-cell>
          <table:table-cell office:value-type="string">
            <text:p>fiz</text:p>
          </table:table-cell>
          <table:table-cell office:value-type="string">
            <text:p>fi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26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263</text:p>
          </table:table-cell>
          <table:table-cell office:value-type="string">
            <text:p>Droün</text:p>
          </table:table-cell>
          <table:table-cell office:value-type="string">
            <text:p>droü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6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2265</text:p>
          </table:table-cell>
          <table:table-cell office:value-type="string">
            <text:p>Riche</text:p>
          </table:table-cell>
          <table:table-cell office:value-type="string">
            <text:p>rich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6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67</text:p>
          </table:table-cell>
          <table:table-cell office:value-type="string">
            <text:p>Fossez</text:p>
          </table:table-cell>
          <table:table-cell office:value-type="string">
            <text:p>foss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68</text:p>
          </table:table-cell>
          <table:table-cell table:number-columns-repeated="2" office:value-type="string">
            <text:p>cen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69</text:p>
          </table:table-cell>
          <table:table-cell table:style-name="ce4" office:value-type="string">
            <text:p>damisals</text:p>
          </table:table-cell>
          <table:table-cell office:value-type="string">
            <text:p>damois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Transcription : damasals</text:p>
          </table:table-cell>
          <table:table-cell table:number-columns-repeated="1010"/>
        </table:table-row>
        <table:table-row table:style-name="ro2">
          <table:table-cell office:value-type="string">
            <text:p>B_w_012270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271</text:p>
          </table:table-cell>
          <table:table-cell office:value-type="string">
            <text:p>od</text:p>
          </table:table-cell>
          <table:table-cell office:value-type="string">
            <text:p>o4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272</text:p>
          </table:table-cell>
          <table:table-cell office:value-type="string">
            <text:p>sei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73</text:p>
          </table:table-cell>
          <table:table-cell office:value-type="string">
            <text:p>ajustez</text:p>
          </table:table-cell>
          <table:table-cell office:value-type="string">
            <text:p>ajo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7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table:style-name="ce3"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ADJ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76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277</text:p>
          </table:table-cell>
          <table:table-cell office:value-type="string">
            <text:p>viel</text:p>
          </table:table-cell>
          <table:table-cell office:value-type="string">
            <text:p>viei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278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22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280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281</text:p>
          </table:table-cell>
          <table:table-cell table:number-columns-repeated="2" office:value-type="string">
            <text:p>vin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82</text:p>
          </table:table-cell>
          <table:table-cell office:value-type="string">
            <text:p>anz</text:p>
          </table:table-cell>
          <table:table-cell office:value-type="string">
            <text:p>a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83</text:p>
          </table:table-cell>
          <table:table-cell office:value-type="string">
            <text:p>passez</text:p>
          </table:table-cell>
          <table:table-cell office:value-type="string">
            <text:p>pas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84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85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286</text:p>
          </table:table-cell>
          <table:table-cell office:value-type="string">
            <text:p>prises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87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88</text:p>
          </table:table-cell>
          <table:table-cell office:value-type="string">
            <text:p>morz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7" office:value-type="string">
            <text:p>NOMcom</text:p>
          </table:table-cell>
          <table:table-cell/>
          <table:table-cell office:value-type="string">
            <text:p>Entrée du substantif à morir.</text:p>
          </table:table-cell>
          <table:table-cell table:number-columns-repeated="1010"/>
        </table:table-row>
        <table:table-row table:style-name="ro2">
          <table:table-cell office:value-type="string">
            <text:p>B_w_012289</text:p>
          </table:table-cell>
          <table:table-cell office:value-type="string">
            <text:p>qu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9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291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292</text:p>
          </table:table-cell>
          <table:table-cell office:value-type="string">
            <text:p>trovez</text:p>
          </table:table-cell>
          <table:table-cell office:value-type="string">
            <text:p>t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29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294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95</text:p>
          </table:table-cell>
          <table:table-cell office:value-type="string">
            <text:p>bliauz</text:p>
          </table:table-cell>
          <table:table-cell office:value-type="string">
            <text:p>blïau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96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297</text:p>
          </table:table-cell>
          <table:table-cell office:value-type="string">
            <text:p>gunfanuns</text:p>
          </table:table-cell>
          <table:table-cell office:value-type="string">
            <text:p>gonfa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98</text:p>
          </table:table-cell>
          <table:table-cell office:value-type="string">
            <text:p>lievez</text:p>
          </table:table-cell>
          <table:table-cell office:value-type="string">
            <text:p>le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299</text:p>
          </table:table-cell>
          <table:table-cell office:value-type="string">
            <text:p>veien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30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01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02</text:p>
          </table:table-cell>
          <table:table-cell table:number-columns-repeated="2" office:value-type="string">
            <text:p>ven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230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304</text:p>
          </table:table-cell>
          <table:table-cell office:value-type="string">
            <text:p>effreez</text:p>
          </table:table-cell>
          <table:table-cell office:value-type="string">
            <text:p>esfrë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B_w_012305</text:p>
          </table:table-cell>
          <table:table-cell office:value-type="string">
            <text:p>passent</text:p>
          </table:table-cell>
          <table:table-cell office:value-type="string">
            <text:p>pass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306</text:p>
          </table:table-cell>
          <table:table-cell table:number-columns-repeated="2" office:value-type="string">
            <text:p>a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307</text:p>
          </table:table-cell>
          <table:table-cell office:value-type="string">
            <text:p>sis</text:p>
          </table:table-cell>
          <table:table-cell office:value-type="string">
            <text:p>si+il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0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309</text:p>
          </table:table-cell>
          <table:table-cell office:value-type="string">
            <text:p>returnez</text:p>
          </table:table-cell>
          <table:table-cell office:value-type="string">
            <text:p>re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10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311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312</text:p>
          </table:table-cell>
          <table:table-cell office:value-type="string">
            <text:p>efforz</text:p>
          </table:table-cell>
          <table:table-cell office:value-type="string">
            <text:p>esforz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1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314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315</text:p>
          </table:table-cell>
          <table:table-cell office:value-type="string">
            <text:p>reculez</text:p>
          </table:table-cell>
          <table:table-cell office:value-type="string">
            <text:p>recu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316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17</text:p>
          </table:table-cell>
          <table:table-cell office:value-type="string">
            <text:p>arpenz</text:p>
          </table:table-cell>
          <table:table-cell office:value-type="string">
            <text:p>arp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1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319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20</text:p>
          </table:table-cell>
          <table:table-cell office:value-type="string">
            <text:p>mesurez</text:p>
          </table:table-cell>
          <table:table-cell office:value-type="string">
            <text:p>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2321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22</text:p>
          </table:table-cell>
          <table:table-cell office:value-type="string">
            <text:p>abatuz</text:p>
          </table:table-cell>
          <table:table-cell office:value-type="string">
            <text:p>aba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7" office:value-type="string">
            <text:p>VERppe</text:p>
          </table:table-cell>
          <table:table-cell table:number-columns-repeated="1012"/>
        </table:table-row>
        <table:table-row table:style-name="ro2">
          <table:table-cell office:value-type="string">
            <text:p>B_w_01232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324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25</text:p>
          </table:table-cell>
          <table:table-cell office:value-type="string">
            <text:p>acervelez</text:p>
          </table:table-cell>
          <table:table-cell office:value-type="string">
            <text:p>escervel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7" office:value-type="string">
            <text:p>VERppe</text:p>
          </table:table-cell>
          <table:table-cell table:number-columns-repeated="1012"/>
        </table:table-row>
        <table:table-row table:style-name="ro2">
          <table:table-cell office:value-type="string">
            <text:p>B_w_0123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32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32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329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330</text:p>
          </table:table-cell>
          <table:table-cell table:number-columns-repeated="2" office:value-type="string">
            <text:p>ple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33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332</text:p>
          </table:table-cell>
          <table:table-cell office:value-type="string">
            <text:p>encombrez</text:p>
          </table:table-cell>
          <table:table-cell office:value-type="string">
            <text:p>encomb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33</text:p>
          </table:table-cell>
          <table:table-cell table:number-columns-repeated="2" office:value-type="string">
            <text:p>le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33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35</text:p>
          </table:table-cell>
          <table:table-cell office:value-type="string">
            <text:p>parei</text:p>
          </table:table-cell>
          <table:table-cell office:value-type="string">
            <text:p>pa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36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37</text:p>
          </table:table-cell>
          <table:table-cell office:value-type="string">
            <text:p>aresteit</text:p>
          </table:table-cell>
          <table:table-cell office:value-type="string">
            <text:p>are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338</text:p>
          </table:table-cell>
          <table:table-cell office:value-type="string">
            <text:p>Corsabrez</text:p>
          </table:table-cell>
          <table:table-cell office:value-type="string">
            <text:p>corsab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339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6"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40</text:p>
          </table:table-cell>
          <table:table-cell office:value-type="string">
            <text:p>enseinie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table:style-name="ce6"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41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342</text:p>
          </table:table-cell>
          <table:table-cell office:value-type="string">
            <text:p>pai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234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344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45</text:p>
          </table:table-cell>
          <table:table-cell office:value-type="string">
            <text:p>estez</text:p>
          </table:table-cell>
          <table:table-cell office:value-type="string">
            <text:p>es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34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47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48</text:p>
          </table:table-cell>
          <table:table-cell office:value-type="string">
            <text:p>enbrace</text:p>
          </table:table-cell>
          <table:table-cell office:value-type="string">
            <text:p>embr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49</text:p>
          </table:table-cell>
          <table:table-cell office:value-type="string">
            <text:p>vers</text:p>
          </table:table-cell>
          <table:table-cell office:value-type="string">
            <text:p>ver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35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51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5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353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5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355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56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5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58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59</text:p>
          </table:table-cell>
          <table:table-cell office:value-type="string">
            <text:p>estrius</text:p>
          </table:table-cell>
          <table:table-cell office:value-type="string">
            <text:p>estrie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60</text:p>
          </table:table-cell>
          <table:table-cell office:value-type="string">
            <text:p>fermez</text:p>
          </table:table-cell>
          <table:table-cell office:value-type="string">
            <text:p>fe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61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362</text:p>
          </table:table-cell>
          <table:table-cell office:value-type="string">
            <text:p>eu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36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4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65</text:p>
          </table:table-cell>
          <table:table-cell office:value-type="string">
            <text:p>granment</text:p>
          </table:table-cell>
          <table:table-cell office:value-type="string">
            <text:p>gran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de l'adverbe à grant.</text:p>
          </table:table-cell>
          <table:table-cell table:number-columns-repeated="1010"/>
        </table:table-row>
        <table:table-row table:style-name="ro2">
          <table:table-cell office:value-type="string">
            <text:p>B_w_012366</text:p>
          </table:table-cell>
          <table:table-cell office:value-type="string">
            <text:p>desturbez</text:p>
          </table:table-cell>
          <table:table-cell office:value-type="string">
            <text:p>destor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6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36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36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70</text:p>
          </table:table-cell>
          <table:table-cell office:value-type="string">
            <text:p>escu</text:p>
          </table:table-cell>
          <table:table-cell office:value-type="string">
            <text:p>esc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71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7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373</text:p>
          </table:table-cell>
          <table:table-cell office:value-type="string">
            <text:p>feru</text:p>
          </table:table-cell>
          <table:table-cell office:value-type="string">
            <text:p>fe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74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75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376</text:p>
          </table:table-cell>
          <table:table-cell office:value-type="string">
            <text:p>teu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77</text:p>
          </table:table-cell>
          <table:table-cell table:number-columns-repeated="2" office:value-type="string">
            <text:p>vertu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78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37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380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81</text:p>
          </table:table-cell>
          <table:table-cell office:value-type="string">
            <text:p>frunt</text:p>
          </table:table-cell>
          <table:table-cell office:value-type="string">
            <text:p>fro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8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83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384</text:p>
          </table:table-cell>
          <table:table-cell office:value-type="string">
            <text:p>entrez</text:p>
          </table:table-cell>
          <table:table-cell office:value-type="string">
            <text:p>ent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85</text:p>
          </table:table-cell>
          <table:table-cell office:value-type="string">
            <text:p>desuz</text:p>
          </table:table-cell>
          <table:table-cell office:value-type="string">
            <text:p>desoz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3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87</text:p>
          </table:table-cell>
          <table:table-cell office:value-type="string">
            <text:p>h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8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38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90</text:p>
          </table:table-cell>
          <table:table-cell table:number-columns-repeated="2" office:value-type="string">
            <text:p>un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1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2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3</text:p>
          </table:table-cell>
          <table:table-cell office:value-type="string">
            <text:p>quassez</text:p>
          </table:table-cell>
          <table:table-cell office:value-type="string">
            <text:p>cass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9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395</text:p>
          </table:table-cell>
          <table:table-cell table:number-columns-repeated="2"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39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397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398</text:p>
          </table:table-cell>
          <table:table-cell office:value-type="string">
            <text:p>col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399</text:p>
          </table:table-cell>
          <table:table-cell office:value-type="string">
            <text:p>espontez</text:p>
          </table:table-cell>
          <table:table-cell office:value-type="string">
            <text:p>espöe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00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240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402</text:p>
          </table:table-cell>
          <table:table-cell office:value-type="string">
            <text:p>sucurs</text:p>
          </table:table-cell>
          <table:table-cell office:value-type="string">
            <text:p>sec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03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40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405</text:p>
          </table:table-cell>
          <table:table-cell office:value-type="string">
            <text:p>abandunez</text:p>
          </table:table-cell>
          <table:table-cell office:value-type="string">
            <text:p>abando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06</text:p>
          </table:table-cell>
          <table:table-cell office:value-type="string">
            <text:p>ignelement</text:p>
          </table:table-cell>
          <table:table-cell office:value-type="string">
            <text:p>isne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407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08</text:p>
          </table:table-cell>
          <table:table-cell office:value-type="string">
            <text:p>saisist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409</text:p>
          </table:table-cell>
          <table:table-cell office:value-type="string">
            <text:p>Amirez</text:p>
          </table:table-cell>
          <table:table-cell office:value-type="string">
            <text:p>amirez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10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1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12</text:p>
          </table:table-cell>
          <table:table-cell office:value-type="string">
            <text:p>vassals</text:p>
          </table:table-cell>
          <table:table-cell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1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41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15</text:p>
          </table:table-cell>
          <table:table-cell office:value-type="string">
            <text:p>emfes</text:p>
          </table:table-cell>
          <table:table-cell office:value-type="string">
            <text:p>enf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16</text:p>
          </table:table-cell>
          <table:table-cell office:value-type="string">
            <text:p>apelez</text:p>
          </table:table-cell>
          <table:table-cell office:value-type="string">
            <text:p>ape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17</text:p>
          </table:table-cell>
          <table:table-cell office:value-type="string">
            <text:p>c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1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419</text:p>
          </table:table-cell>
          <table:table-cell office:value-type="string">
            <text:p>Galdin</text:p>
          </table:table-cell>
          <table:table-cell office:value-type="string">
            <text:p>gald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2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421</text:p>
          </table:table-cell>
          <table:table-cell office:value-type="string">
            <text:p>Fauchet</text:p>
          </table:table-cell>
          <table:table-cell office:value-type="string">
            <text:p>fauch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2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2423</text:p>
          </table:table-cell>
          <table:table-cell office:value-type="string">
            <text:p>hastez</text:p>
          </table:table-cell>
          <table:table-cell office:value-type="string">
            <text:p>has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242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2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426</text:p>
          </table:table-cell>
          <table:table-cell office:value-type="string">
            <text:p>Aigremunt</text:p>
          </table:table-cell>
          <table:table-cell office:value-type="string">
            <text:p>aigremu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27</text:p>
          </table:table-cell>
          <table:table-cell office:value-type="string">
            <text:p>Baldewin</text:p>
          </table:table-cell>
          <table:table-cell office:value-type="string">
            <text:p>baldew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2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29</text:p>
          </table:table-cell>
          <table:table-cell office:value-type="string">
            <text:p>afïez</text:p>
          </table:table-cell>
          <table:table-cell office:value-type="string">
            <text:p>afï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430</text:p>
          </table:table-cell>
          <table:table-cell office:value-type="string">
            <text:p>franc</text:p>
          </table:table-cell>
          <table:table-cell office:value-type="string">
            <text:p>franc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Apostrophe.</text:p>
          </table:table-cell>
          <table:table-cell table:number-columns-repeated="1010"/>
        </table:table-row>
        <table:table-row table:style-name="ro2">
          <table:table-cell office:value-type="string">
            <text:p>B_w_012431</text:p>
          </table:table-cell>
          <table:table-cell office:value-type="string">
            <text:p>esquier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2">
          <table:table-cell office:value-type="string">
            <text:p>B_w_012432</text:p>
          </table:table-cell>
          <table:table-cell office:value-type="string">
            <text:p>icest</text:p>
          </table:table-cell>
          <table:table-cell office:value-type="string">
            <text:p>icest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3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4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35</text:p>
          </table:table-cell>
          <table:table-cell table:style-name="ce4" office:value-type="string">
            <text:p>per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Dans transcription : servez.</text:p>
          </table:table-cell>
          <table:table-cell table:number-columns-repeated="1010"/>
        </table:table-row>
        <table:table-row table:style-name="ro2">
          <table:table-cell office:value-type="string">
            <text:p>B_w_012436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2438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439</text:p>
          </table:table-cell>
          <table:table-cell office:value-type="string">
            <text:p>mure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440</text:p>
          </table:table-cell>
          <table:table-cell office:value-type="string">
            <text:p>ne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41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2442</text:p>
          </table:table-cell>
          <table:table-cell office:value-type="string">
            <text:p>sei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443</text:p>
          </table:table-cell>
          <table:table-cell office:value-type="string">
            <text:p>afolez</text:p>
          </table:table-cell>
          <table:table-cell office:value-type="string">
            <text:p>afo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45</text:p>
          </table:table-cell>
          <table:table-cell office:value-type="string">
            <text:p>Charlemeine</text:p>
          </table:table-cell>
          <table:table-cell office:value-type="string">
            <text:p>charlema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47</text:p>
          </table:table-cell>
          <table:table-cell office:value-type="string">
            <text:p>seingnur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4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49</text:p>
          </table:table-cell>
          <table:table-cell office:value-type="string">
            <text:p>rendez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45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5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52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3</text:p>
          </table:table-cell>
          <table:table-cell office:value-type="string">
            <text:p>part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4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55</text:p>
          </table:table-cell>
          <table:table-cell office:value-type="string">
            <text:p>bel</text:p>
          </table:table-cell>
          <table:table-cell office:value-type="string">
            <text:p>bel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45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57</text:p>
          </table:table-cell>
          <table:table-cell office:value-type="string">
            <text:p>presentez</text:p>
          </table:table-cell>
          <table:table-cell office:value-type="string">
            <text:p>present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45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459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0</text:p>
          </table:table-cell>
          <table:table-cell office:value-type="string">
            <text:p>respunent</text:p>
          </table:table-cell>
          <table:table-cell office:value-type="string">
            <text:p>respond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461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>
            <text:p>B_w_012462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463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4</text:p>
          </table:table-cell>
          <table:table-cell office:value-type="string">
            <text:p>comandez</text:p>
          </table:table-cell>
          <table:table-cell office:value-type="string">
            <text:p>co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65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466</text:p>
          </table:table-cell>
          <table:table-cell office:value-type="string">
            <text:p>justent</text:p>
          </table:table-cell>
          <table:table-cell office:value-type="string">
            <text:p>jo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67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46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69</text:p>
          </table:table-cell>
          <table:table-cell office:value-type="string">
            <text:p>noz</text:p>
          </table:table-cell>
          <table:table-cell office:value-type="string">
            <text:p>nostre</text:p>
          </table:table-cell>
          <table:table-cell office:value-type="string">
            <text:p>PRO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0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71</text:p>
          </table:table-cell>
          <table:table-cell office:value-type="string">
            <text:p>atropez</text:p>
          </table:table-cell>
          <table:table-cell office:value-type="string">
            <text:p>atru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72</text:p>
          </table:table-cell>
          <table:table-cell office:value-type="string">
            <text:p>des</text:p>
          </table:table-cell>
          <table:table-cell office:value-type="string">
            <text:p>de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473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47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47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76</text:p>
          </table:table-cell>
          <table:table-cell office:value-type="string">
            <text:p>turnei</text:p>
          </table:table-cell>
          <table:table-cell office:value-type="string">
            <text:p>torno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477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78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479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48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81</text:p>
          </table:table-cell>
          <table:table-cell office:value-type="string">
            <text:p>sucurs</text:p>
          </table:table-cell>
          <table:table-cell office:value-type="string">
            <text:p>secor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482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3</text:p>
          </table:table-cell>
          <table:table-cell office:value-type="string">
            <text:p>novels</text:p>
          </table:table-cell>
          <table:table-cell office:value-type="string">
            <text:p>nove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484</text:p>
          </table:table-cell>
          <table:table-cell office:value-type="string">
            <text:p>adubez</text:p>
          </table:table-cell>
          <table:table-cell office:value-type="string">
            <text:p>adob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85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48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487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48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489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90</text:p>
          </table:table-cell>
          <table:table-cell office:value-type="string">
            <text:p>abatuz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1</text:p>
          </table:table-cell>
          <table:table-cell office:value-type="string">
            <text:p>muntez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492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3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49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495</text:p>
          </table:table-cell>
          <table:table-cell office:value-type="string">
            <text:p>f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49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7</text:p>
          </table:table-cell>
          <table:table-cell office:value-type="string">
            <text:p>bons</text:p>
          </table:table-cell>
          <table:table-cell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498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499</text:p>
          </table:table-cell>
          <table:table-cell office:value-type="string">
            <text:p>ascerez</text:p>
          </table:table-cell>
          <table:table-cell office:value-type="string">
            <text:p>ace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00</text:p>
          </table:table-cell>
          <table:table-cell office:value-type="string">
            <text:p>Hue</text:p>
          </table:table-cell>
          <table:table-cell office:value-type="string">
            <text:p>hu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1</text:p>
          </table:table-cell>
          <table:table-cell office:value-type="string">
            <text:p>De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02</text:p>
          </table:table-cell>
          <table:table-cell office:value-type="string">
            <text:p>Nevers</text:p>
          </table:table-cell>
          <table:table-cell office:value-type="string">
            <text:p>neve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0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0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05</text:p>
          </table:table-cell>
          <table:table-cell office:value-type="string">
            <text:p>Podras</text:p>
          </table:table-cell>
          <table:table-cell office:value-type="string">
            <text:p>podra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06</text:p>
          </table:table-cell>
          <table:table-cell office:value-type="string">
            <text:p>turnez</text:p>
          </table:table-cell>
          <table:table-cell office:value-type="string">
            <text:p>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07</text:p>
          </table:table-cell>
          <table:table-cell office:value-type="string">
            <text:p>c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0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509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10</text:p>
          </table:table-cell>
          <table:table-cell office:value-type="string">
            <text:p>païen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11</text:p>
          </table:table-cell>
          <table:table-cell table:number-columns-repeated="2" office:value-type="string">
            <text:p>f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51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13</text:p>
          </table:table-cell>
          <table:table-cell office:value-type="string">
            <text:p>desmesurez</text:p>
          </table:table-cell>
          <table:table-cell office:value-type="string">
            <text:p>desmesu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251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515</text:p>
          </table:table-cell>
          <table:table-cell office:value-type="string">
            <text:p>feluns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1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517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ADJ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18</text:p>
          </table:table-cell>
          <table:table-cell office:value-type="string">
            <text:p>si</text:p>
          </table:table-cell>
          <table:table-cell office:value-type="string">
            <text:p>son4</text:p>
          </table:table-cell>
          <table:table-cell table:style-name="ce6"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19</text:p>
          </table:table-cell>
          <table:table-cell office:value-type="string">
            <text:p>parentez</text:p>
          </table:table-cell>
          <table:table-cell office:value-type="string">
            <text:p>pare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521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52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3</text:p>
          </table:table-cell>
          <table:table-cell office:value-type="string">
            <text:p>dames</text:p>
          </table:table-cell>
          <table:table-cell office:value-type="string">
            <text:p>d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2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525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26</text:p>
          </table:table-cell>
          <table:table-cell office:value-type="string">
            <text:p>fel</text:p>
          </table:table-cell>
          <table:table-cell office:value-type="string">
            <text:p>fel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27</text:p>
          </table:table-cell>
          <table:table-cell office:value-type="string">
            <text:p>acuntez</text:p>
          </table:table-cell>
          <table:table-cell office:value-type="string">
            <text:p>ac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28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29</text:p>
          </table:table-cell>
          <table:table-cell office:value-type="string">
            <text:p>puceles</text:p>
          </table:table-cell>
          <table:table-cell office:value-type="string">
            <text:p>puc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30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31</text:p>
          </table:table-cell>
          <table:table-cell office:value-type="string">
            <text:p>pleint</text:p>
          </table:table-cell>
          <table:table-cell office:value-type="string">
            <text:p>plai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53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533</text:p>
          </table:table-cell>
          <table:table-cell office:value-type="string">
            <text:p>regretez</text:p>
          </table:table-cell>
          <table:table-cell office:value-type="string">
            <text:p>regre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3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53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36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3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538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39</text:p>
          </table:table-cell>
          <table:table-cell office:value-type="string">
            <text:p>doel</text:p>
          </table:table-cell>
          <table:table-cell office:value-type="string">
            <text:p>du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540</text:p>
          </table:table-cell>
          <table:table-cell office:value-type="string">
            <text:p>demenez</text:p>
          </table:table-cell>
          <table:table-cell office:value-type="string">
            <text:p>de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41</text:p>
          </table:table-cell>
          <table:table-cell table:number-columns-repeated="2" office:value-type="string">
            <text:p>ass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54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543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44</text:p>
          </table:table-cell>
          <table:table-cell office:value-type="string">
            <text:p>nos</text:p>
          </table:table-cell>
          <table:table-cell office:value-type="string">
            <text:p>nos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45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46</text:p>
          </table:table-cell>
          <table:table-cell office:value-type="string">
            <text:p>empeirez</text:p>
          </table:table-cell>
          <table:table-cell office:value-type="string">
            <text:p>emp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47</text:p>
          </table:table-cell>
          <table:table-cell office:value-type="string">
            <text:p>hues</text:p>
          </table:table-cell>
          <table:table-cell office:value-type="string">
            <text:p>hu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548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49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5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551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552</text:p>
          </table:table-cell>
          <table:table-cell office:value-type="string">
            <text:p>espruvez</text:p>
          </table:table-cell>
          <table:table-cell office:value-type="string">
            <text:p>espro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53</text:p>
          </table:table-cell>
          <table:table-cell office:value-type="string">
            <text:p>amunt</text:p>
          </table:table-cell>
          <table:table-cell office:value-type="string">
            <text:p>amont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554</text:p>
          </table:table-cell>
          <table:table-cell office:value-type="string">
            <text:p>el</text:p>
          </table:table-cell>
          <table:table-cell office:value-type="string">
            <text:p>en1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55</text:p>
          </table:table-cell>
          <table:table-cell office:value-type="string">
            <text:p>he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56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5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55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59</text:p>
          </table:table-cell>
          <table:table-cell office:value-type="string">
            <text:p>or</text:p>
          </table:table-cell>
          <table:table-cell office:value-type="string">
            <text:p>o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0</text:p>
          </table:table-cell>
          <table:table-cell office:value-type="string">
            <text:p>bendez</text:p>
          </table:table-cell>
          <table:table-cell office:value-type="string">
            <text:p>be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61</text:p>
          </table:table-cell>
          <table:table-cell office:value-type="string">
            <text:p>desk</text:p>
          </table:table-cell>
          <table:table-cell office:value-type="string">
            <text:p>desqu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6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63</text:p>
          </table:table-cell>
          <table:table-cell office:value-type="string">
            <text:p>espalles</text:p>
          </table:table-cell>
          <table:table-cell office:value-type="string">
            <text:p>espau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6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6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566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67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68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56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70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71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572</text:p>
          </table:table-cell>
          <table:table-cell office:value-type="string">
            <text:p>jus</text:p>
          </table:table-cell>
          <table:table-cell office:value-type="string">
            <text:p>ju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73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574</text:p>
          </table:table-cell>
          <table:table-cell office:value-type="string">
            <text:p>faillent</text:p>
          </table:table-cell>
          <table:table-cell office:value-type="string">
            <text:p>fal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575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6</text:p>
          </table:table-cell>
          <table:table-cell office:value-type="string">
            <text:p>buntez</text:p>
          </table:table-cell>
          <table:table-cell office:value-type="string">
            <text:p>bon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77</text:p>
          </table:table-cell>
          <table:table-cell table:number-columns-repeated="2" office:value-type="string">
            <text:p>mallo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78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table:style-name="ce6" office:value-type="string">
            <text:p>s</text:p>
          </table:table-cell>
          <table:table-cell table:number-columns-repeated="5"/>
          <table:table-cell office:value-type="string">
            <text:p>Verbe au singulier pour sujet pluriel ?</text:p>
          </table:table-cell>
          <table:table-cell table:number-columns-repeated="1010"/>
        </table:table-row>
        <table:table-row table:style-name="ro2">
          <table:table-cell office:value-type="string">
            <text:p>B_w_012579</text:p>
          </table:table-cell>
          <table:table-cell table:style-name="ce4"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ses.</text:p>
          </table:table-cell>
          <table:table-cell table:number-columns-repeated="1010"/>
        </table:table-row>
        <table:table-row table:style-name="ro1">
          <table:table-cell office:value-type="string">
            <text:p>B_w_012580</text:p>
          </table:table-cell>
          <table:table-cell office:value-type="string">
            <text:p>Bretuns</text:p>
          </table:table-cell>
          <table:table-cell office:value-type="string">
            <text:p>bret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81</text:p>
          </table:table-cell>
          <table:table-cell office:value-type="string">
            <text:p>aturnez</text:p>
          </table:table-cell>
          <table:table-cell office:value-type="string">
            <text:p>ator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2">
          <table:table-cell table:style-name="ce3" office:value-type="string">
            <text:p>B_w_012582</text:p>
          </table:table-cell>
          <table:table-cell office:value-type="string">
            <text:p>deus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2">
          <table:table-cell office:value-type="string">
            <text:p>B_w_012583</text:p>
          </table:table-cell>
          <table:table-cell office:value-type="string">
            <text:p>aidez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584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58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86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8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88</text:p>
          </table:table-cell>
          <table:table-cell office:value-type="string">
            <text:p>senez</text:p>
          </table:table-cell>
          <table:table-cell office:value-type="string">
            <text:p>sené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m|n</text:p>
          </table:table-cell>
          <table:table-cell table:number-columns-repeated="1011"/>
        </table:table-row>
        <table:table-row table:style-name="ro2">
          <table:table-cell office:value-type="string">
            <text:p>B_w_01258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590</text:p>
          </table:table-cell>
          <table:table-cell office:value-type="string">
            <text:p>seiserunt</text:p>
          </table:table-cell>
          <table:table-cell office:value-type="string">
            <text:p>sai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591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style-name="ce6"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92</text:p>
          </table:table-cell>
          <table:table-cell office:value-type="string">
            <text:p>enseine</text:p>
          </table:table-cell>
          <table:table-cell office:value-type="string">
            <text:p>enseig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table:style-name="ce6"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3</text:p>
          </table:table-cell>
          <table:table-cell office:value-type="string">
            <text:p>barbarez</text:p>
          </table:table-cell>
          <table:table-cell office:value-type="string">
            <text:p>barnag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table:style-name="ce6"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m|n</text:p>
          </table:table-cell>
          <table:table-cell table:number-columns-repeated="1011"/>
        </table:table-row>
        <table:table-row table:style-name="ro1">
          <table:table-cell office:value-type="string">
            <text:p>B_w_01259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595</text:p>
          </table:table-cell>
          <table:table-cell office:value-type="string">
            <text:p>ceste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596</text:p>
          </table:table-cell>
          <table:table-cell office:value-type="string">
            <text:p>part</text:p>
          </table:table-cell>
          <table:table-cell office:value-type="string">
            <text:p>par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597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59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599</text:p>
          </table:table-cell>
          <table:table-cell table:style-name="ce3" office:value-type="string">
            <text:p>cham</text:p>
          </table:table-cell>
          <table:table-cell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m|n</text:p>
          </table:table-cell>
          <table:table-cell table:number-columns-repeated="1011"/>
        </table:table-row>
        <table:table-row table:style-name="ro2">
          <table:table-cell office:value-type="string">
            <text:p>B_w_012600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601</text:p>
          </table:table-cell>
          <table:table-cell office:value-type="string">
            <text:p>liverez</text:p>
          </table:table-cell>
          <table:table-cell office:value-type="string">
            <text:p>liv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0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60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604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605</text:p>
          </table:table-cell>
          <table:table-cell office:value-type="string">
            <text:p>estre</text:p>
          </table:table-cell>
          <table:table-cell office:value-type="string">
            <text:p>estre1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260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60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608</text:p>
          </table:table-cell>
          <table:table-cell office:value-type="string">
            <text:p>aliurs</text:p>
          </table:table-cell>
          <table:table-cell office:value-type="string">
            <text:p>aillor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09</text:p>
          </table:table-cell>
          <table:table-cell office:value-type="string">
            <text:p>mellez</text:p>
          </table:table-cell>
          <table:table-cell office:value-type="string">
            <text:p>mes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610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6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61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13</text:p>
          </table:table-cell>
          <table:table-cell office:value-type="string">
            <text:p>estandard</text:p>
          </table:table-cell>
          <table:table-cell office:value-type="string">
            <text:p>estan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14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15</text:p>
          </table:table-cell>
          <table:table-cell office:value-type="string">
            <text:p>feiz</text:p>
          </table:table-cell>
          <table:table-cell office:value-type="string">
            <text:p>foi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16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1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18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19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621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2</text:p>
          </table:table-cell>
          <table:table-cell office:value-type="string">
            <text:p>chefs</text:p>
          </table:table-cell>
          <table:table-cell office:value-type="string">
            <text:p>chief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23</text:p>
          </table:table-cell>
          <table:table-cell office:value-type="string">
            <text:p>colpez</text:p>
          </table:table-cell>
          <table:table-cell office:value-type="string">
            <text:p>cop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2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25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626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627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62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29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31</text:p>
          </table:table-cell>
          <table:table-cell office:value-type="string">
            <text:p>Parant</text:p>
          </table:table-cell>
          <table:table-cell office:value-type="string">
            <text:p>par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32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33</text:p>
          </table:table-cell>
          <table:table-cell office:value-type="string">
            <text:p>fel</text:p>
          </table:table-cell>
          <table:table-cell office:value-type="string">
            <text:p>fel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/>
          <table:table-cell table:style-name="ce7" office:value-type="string">
            <text:p>sm|n</text:p>
          </table:table-cell>
          <table:table-cell table:number-columns-repeated="1011"/>
        </table:table-row>
        <table:table-row table:style-name="ro1">
          <table:table-cell office:value-type="string">
            <text:p>B_w_012634</text:p>
          </table:table-cell>
          <table:table-cell table:number-columns-repeated="2"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35</text:p>
          </table:table-cell>
          <table:table-cell office:value-type="string">
            <text:p>qu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63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3"/>
          <table:table-cell table:number-columns-repeated="1011"/>
        </table:table-row>
        <table:table-row table:style-name="ro1">
          <table:table-cell office:value-type="string">
            <text:p>B_w_01263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2638</text:p>
          </table:table-cell>
          <table:table-cell office:value-type="string">
            <text:p>aime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39</text:p>
          </table:table-cell>
          <table:table-cell table:number-columns-repeated="2" office:value-type="string">
            <text:p>nïent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2640</text:p>
          </table:table-cell>
          <table:table-cell office:value-type="string">
            <text:p>frere</text:p>
          </table:table-cell>
          <table:table-cell office:value-type="string">
            <text:p>fre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2">
          <table:table-cell office:value-type="string">
            <text:p>B_w_012641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64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43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64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45</text:p>
          </table:table-cell>
          <table:table-cell office:value-type="string">
            <text:p>esta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46</text:p>
          </table:table-cell>
          <table:table-cell table:number-columns-repeated="2" office:value-type="string">
            <text:p>ma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2"/>
          <table:table-cell office:value-type="string">
            <text:p>Entrée <text:s/>à mal1.</text:p>
          </table:table-cell>
          <table:table-cell table:number-columns-repeated="1010"/>
        </table:table-row>
        <table:table-row table:style-name="ro1">
          <table:table-cell office:value-type="string">
            <text:p>B_w_0126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48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49</text:p>
          </table:table-cell>
          <table:table-cell office:value-type="string">
            <text:p>baru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0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51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6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3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4</text:p>
          </table:table-cell>
          <table:table-cell table:number-columns-repeated="2" office:value-type="string">
            <text:p>dol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655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6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5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58</text:p>
          </table:table-cell>
          <table:table-cell office:value-type="string">
            <text:p>occis</text:p>
          </table:table-cell>
          <table:table-cell office:value-type="string">
            <text:p>oc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59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0</text:p>
          </table:table-cell>
          <table:table-cell office:value-type="string">
            <text:p>oilz</text:p>
          </table:table-cell>
          <table:table-cell office:value-type="string">
            <text:p>u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1</text:p>
          </table:table-cell>
          <table:table-cell office:value-type="string">
            <text:p>veant</text:p>
          </table:table-cell>
          <table:table-cell office:value-type="string">
            <text:p>vëo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62</text:p>
          </table:table-cell>
          <table:table-cell office:value-type="string">
            <text:p>murrai</text:p>
          </table:table-cell>
          <table:table-cell office:value-type="string">
            <text:p>mo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6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64</text:p>
          </table:table-cell>
          <table:table-cell office:value-type="string">
            <text:p>doel</text:p>
          </table:table-cell>
          <table:table-cell office:value-type="string">
            <text:p>du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65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666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67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668</text:p>
          </table:table-cell>
          <table:table-cell office:value-type="string">
            <text:p>halt</text:p>
          </table:table-cell>
          <table:table-cell office:value-type="string">
            <text:p>ha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69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0</text:p>
          </table:table-cell>
          <table:table-cell office:value-type="string">
            <text:p>pent</text:p>
          </table:table-cell>
          <table:table-cell office:value-type="string">
            <text:p>p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1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2</text:p>
          </table:table-cell>
          <table:table-cell office:value-type="string">
            <text:p>Charlemaine</text:p>
          </table:table-cell>
          <table:table-cell office:value-type="string">
            <text:p>charlemagn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67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74</text:p>
          </table:table-cell>
          <table:table-cell office:value-type="string">
            <text:p>meine</text:p>
          </table:table-cell>
          <table:table-cell office:value-type="string">
            <text:p>me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5</text:p>
          </table:table-cell>
          <table:table-cell table:number-columns-repeated="2" office:value-type="string">
            <text:p>mal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2"/>
          <table:table-cell office:value-type="string">
            <text:p>Entrée <text:s/>à mal1.</text:p>
          </table:table-cell>
          <table:table-cell table:number-columns-repeated="1010"/>
        </table:table-row>
        <table:table-row table:style-name="ro2">
          <table:table-cell office:value-type="string">
            <text:p>B_w_01267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677</text:p>
          </table:table-cell>
          <table:table-cell office:value-type="string">
            <text:p>tient</text:p>
          </table:table-cell>
          <table:table-cell office:value-type="string">
            <text:p>t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78</text:p>
          </table:table-cell>
          <table:table-cell office:value-type="string">
            <text:p>ma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79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80</text:p>
          </table:table-cell>
          <table:table-cell office:value-type="string">
            <text:p>estre</text:p>
          </table:table-cell>
          <table:table-cell office:value-type="string">
            <text:p>estre4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81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82</text:p>
          </table:table-cell>
          <table:table-cell table:number-columns-repeated="2"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3</text:p>
          </table:table-cell>
          <table:table-cell office:value-type="string">
            <text:p>corune</text:p>
          </table:table-cell>
          <table:table-cell office:value-type="string">
            <text:p>coro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4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685</text:p>
          </table:table-cell>
          <table:table-cell office:value-type="string">
            <text:p>sen</text:p>
          </table:table-cell>
          <table:table-cell office:value-type="string">
            <text:p>sans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86</text:p>
          </table:table-cell>
          <table:table-cell office:value-type="string">
            <text:p>mun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87</text:p>
          </table:table-cell>
          <table:table-cell table:number-columns-repeated="2" office:value-type="string">
            <text:p>coman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88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689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690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1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92</text:p>
          </table:table-cell>
          <table:table-cell office:value-type="string">
            <text:p>faz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693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4</text:p>
          </table:table-cell>
          <table:table-cell office:value-type="string">
            <text:p>recreant</text:p>
          </table:table-cell>
          <table:table-cell office:value-type="string">
            <text:p>recrë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695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6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69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698</text:p>
          </table:table-cell>
          <table:table-cell office:value-type="string">
            <text:p>France</text:p>
          </table:table-cell>
          <table:table-cell office:value-type="string">
            <text:p>franc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699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700</text:p>
          </table:table-cell>
          <table:table-cell office:value-type="string">
            <text:p>voil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01</text:p>
          </table:table-cell>
          <table:table-cell office:value-type="string">
            <text:p>aver</text:p>
          </table:table-cell>
          <table:table-cell office:value-type="string">
            <text:p>avö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2702</text:p>
          </table:table-cell>
          <table:table-cell table:number-columns-repeated="2" office:value-type="string">
            <text:p>nïent</text:p>
          </table:table-cell>
          <table:table-cell office:value-type="string">
            <text:p>VERcjg</text:p>
          </table:table-cell>
          <table:table-cell table:number-columns-repeated="1020"/>
        </table:table-row>
        <table:table-row table:style-name="ro2">
          <table:table-cell office:value-type="string">
            <text:p>B_w_012703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2">
          <table:table-cell office:value-type="string">
            <text:p>B_w_012704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70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06</text:p>
          </table:table-cell>
          <table:table-cell office:value-type="string">
            <text:p>manacez</text:p>
          </table:table-cell>
          <table:table-cell office:value-type="string">
            <text:p>menac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07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708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09</text:p>
          </table:table-cell>
          <table:table-cell office:value-type="string">
            <text:p>Charles</text:p>
          </table:table-cell>
          <table:table-cell office:value-type="string">
            <text:p>char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71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11</text:p>
          </table:table-cell>
          <table:table-cell office:value-type="string">
            <text:p>pres</text:p>
          </table:table-cell>
          <table:table-cell office:value-type="string">
            <text:p>prè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2</text:p>
          </table:table-cell>
          <table:table-cell office:value-type="string">
            <text:p>veez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713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14</text:p>
          </table:table-cell>
          <table:table-cell table:number-columns-repeated="2" office:value-type="string">
            <text:p>c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15</text:p>
          </table:table-cell>
          <table:table-cell table:number-columns-repeated="2" office:value-type="string">
            <text:p>dev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71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717</text:p>
          </table:table-cell>
          <table:table-cell office:value-type="string">
            <text:p>sue</text:p>
          </table:table-cell>
          <table:table-cell office:value-type="string">
            <text:p>suen</text:p>
          </table:table-cell>
          <table:table-cell office:value-type="string">
            <text:p>ADJ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718</text:p>
          </table:table-cell>
          <table:table-cell table:number-columns-repeated="2" office:value-type="string">
            <text:p>flamb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19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0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21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22</text:p>
          </table:table-cell>
          <table:table-cell office:value-type="string">
            <text:p>aspresmant</text:p>
          </table:table-cell>
          <table:table-cell office:value-type="string">
            <text:p>aspr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Entrée à aspre.</text:p>
          </table:table-cell>
          <table:table-cell table:number-columns-repeated="1010"/>
        </table:table-row>
        <table:table-row table:style-name="ro2">
          <table:table-cell office:value-type="string">
            <text:p>B_w_012723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724</text:p>
          </table:table-cell>
          <table:table-cell office:value-type="string">
            <text:p>poü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725</text:p>
          </table:table-cell>
          <table:table-cell office:value-type="string">
            <text:p>a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26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727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28</text:p>
          </table:table-cell>
          <table:table-cell office:value-type="string">
            <text:p>nevu</text:p>
          </table:table-cell>
          <table:table-cell office:value-type="string">
            <text:p>nevo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729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730</text:p>
          </table:table-cell>
          <table:table-cell office:value-type="string">
            <text:p>jol</text:p>
          </table:table-cell>
          <table:table-cell office:value-type="string">
            <text:p>je+il</text:p>
          </table:table-cell>
          <table:table-cell office:value-type="string">
            <text:p>PROper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J'étiquette le second PROper.</text:p>
          </table:table-cell>
          <table:table-cell table:number-columns-repeated="1010"/>
        </table:table-row>
        <table:table-row table:style-name="ro1">
          <table:table-cell office:value-type="string">
            <text:p>B_w_012731</text:p>
          </table:table-cell>
          <table:table-cell office:value-type="string">
            <text:p>vi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732</text:p>
          </table:table-cell>
          <table:table-cell office:value-type="string">
            <text:p>ui</text:p>
          </table:table-cell>
          <table:table-cell office:value-type="string">
            <text:p>u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33</text:p>
          </table:table-cell>
          <table:table-cell office:value-type="string">
            <text:p>matin</text:p>
          </table:table-cell>
          <table:table-cell office:value-type="string">
            <text:p>mati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73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3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736</text:p>
          </table:table-cell>
          <table:table-cell office:value-type="string">
            <text:p>celeement</text:p>
          </table:table-cell>
          <table:table-cell office:value-type="string">
            <text:p>cel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737</text:p>
          </table:table-cell>
          <table:table-cell office:value-type="string">
            <text:p>u</text:p>
          </table:table-cell>
          <table:table-cell office:value-type="string">
            <text:p>où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i</text:p>
          </table:table-cell>
          <table:table-cell table:number-columns-repeated="1014"/>
        </table:table-row>
        <table:table-row table:style-name="ro2">
          <table:table-cell office:value-type="string">
            <text:p>B_w_01273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739</text:p>
          </table:table-cell>
          <table:table-cell office:value-type="string">
            <text:p>feri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40</text:p>
          </table:table-cell>
          <table:table-cell office:value-type="string">
            <text:p>sur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74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742</text:p>
          </table:table-cell>
          <table:table-cell office:value-type="string">
            <text:p>healme</text:p>
          </table:table-cell>
          <table:table-cell office:value-type="string">
            <text:p>heau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43</text:p>
          </table:table-cell>
          <table:table-cell office:value-type="string">
            <text:p>Balant</text:p>
          </table:table-cell>
          <table:table-cell office:value-type="string">
            <text:p>bala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744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45</text:p>
          </table:table-cell>
          <table:table-cell office:value-type="string">
            <text:p>purfendi</text:p>
          </table:table-cell>
          <table:table-cell office:value-type="string">
            <text:p>por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74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747</text:p>
          </table:table-cell>
          <table:table-cell office:value-type="string">
            <text:p>umme</text:p>
          </table:table-cell>
          <table:table-cell office:value-type="string">
            <text:p>om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74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7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0</text:p>
          </table:table-cell>
          <table:table-cell office:value-type="string">
            <text:p>auferant</text:p>
          </table:table-cell>
          <table:table-cell office:value-type="string">
            <text:p>auferr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751</text:p>
          </table:table-cell>
          <table:table-cell table:number-columns-repeated="2"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m|r</text:p>
          </table:table-cell>
          <table:table-cell table:number-columns-repeated="1011"/>
        </table:table-row>
        <table:table-row table:style-name="ro1">
          <table:table-cell office:value-type="string">
            <text:p>B_w_012752</text:p>
          </table:table-cell>
          <table:table-cell office:value-type="string">
            <text:p>poür</text:p>
          </table:table-cell>
          <table:table-cell office:value-type="string">
            <text:p>p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53</text:p>
          </table:table-cell>
          <table:table-cell office:value-type="string">
            <text:p>oi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754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75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75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757</text:p>
          </table:table-cell>
          <table:table-cell office:value-type="string">
            <text:p>alai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758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75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60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761</text:p>
          </table:table-cell>
          <table:table-cell office:value-type="string">
            <text:p>apeie</text:p>
          </table:table-cell>
          <table:table-cell office:value-type="string">
            <text:p>ape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62</text:p>
          </table:table-cell>
          <table:table-cell office:value-type="string">
            <text:p>Belduit</text:p>
          </table:table-cell>
          <table:table-cell office:value-type="string">
            <text:p>beldui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3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764</text:p>
          </table:table-cell>
          <table:table-cell office:value-type="string">
            <text:p>Aquilant</text:p>
          </table:table-cell>
          <table:table-cell office:value-type="string">
            <text:p>aqui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65</text:p>
          </table:table-cell>
          <table:table-cell office:value-type="string">
            <text:p>pernez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66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767</text:p>
          </table:table-cell>
          <table:table-cell office:value-type="string">
            <text:p>Turcs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768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769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770</text:p>
          </table:table-cell>
          <table:table-cell office:value-type="string">
            <text:p>sei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771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772</text:p>
          </table:table-cell>
          <table:table-cell office:value-type="string">
            <text:p>gardez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77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774</text:p>
          </table:table-cell>
          <table:table-cell office:value-type="string">
            <text:p>Turcs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75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776</text:p>
          </table:table-cell>
          <table:table-cell table:number-columns-repeated="2" office:value-type="string">
            <text:p>nul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77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2778</text:p>
          </table:table-cell>
          <table:table-cell office:value-type="string">
            <text:p>alge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779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table:number-columns-repeated="1015"/>
        </table:table-row>
        <table:table-row table:style-name="ro1">
          <table:table-cell office:value-type="string">
            <text:p>B_w_012780</text:p>
          </table:table-cell>
          <table:table-cell office:value-type="string">
            <text:p>cil</text:p>
          </table:table-cell>
          <table:table-cell office:value-type="string">
            <text:p>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81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782</text:p>
          </table:table-cell>
          <table:table-cell office:value-type="string">
            <text:p>fuiera</text:p>
          </table:table-cell>
          <table:table-cell office:value-type="string">
            <text:p>fu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78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784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785</text:p>
          </table:table-cell>
          <table:table-cell office:value-type="string">
            <text:p>fe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786</text:p>
          </table:table-cell>
          <table:table-cell office:value-type="string">
            <text:p>itant</text:p>
          </table:table-cell>
          <table:table-cell office:value-type="string">
            <text:p>i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87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788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789</text:p>
          </table:table-cell>
          <table:table-cell office:value-type="string">
            <text:p>honur</text:p>
          </table:table-cell>
          <table:table-cell office:value-type="string">
            <text:p>o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90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2791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79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79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79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795</text:p>
          </table:table-cell>
          <table:table-cell office:value-type="string">
            <text:p>vivant</text:p>
          </table:table-cell>
          <table:table-cell office:value-type="string">
            <text:p>viv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Entrée du nom au verbe. Laisser comme cela ou entrée propre ?</text:p>
          </table:table-cell>
          <table:table-cell table:number-columns-repeated="1010"/>
        </table:table-row>
        <table:table-row table:style-name="ro2">
          <table:table-cell office:value-type="string">
            <text:p>B_w_01279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797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798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799</text:p>
          </table:table-cell>
          <table:table-cell table:number-columns-repeated="2" office:value-type="string">
            <text:p>no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0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801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80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3</text:p>
          </table:table-cell>
          <table:table-cell office:value-type="string">
            <text:p>cop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4</text:p>
          </table:table-cell>
          <table:table-cell office:value-type="string">
            <text:p>pesant</text:p>
          </table:table-cell>
          <table:table-cell office:value-type="string">
            <text:p>pes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805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806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7</text:p>
          </table:table-cell>
          <table:table-cell table:number-columns-repeated="2" office:value-type="string">
            <text:p>batail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08</text:p>
          </table:table-cell>
          <table:table-cell office:value-type="string">
            <text:p>mené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809</text:p>
          </table:table-cell>
          <table:table-cell office:value-type="string">
            <text:p>estreitement</text:p>
          </table:table-cell>
          <table:table-cell office:value-type="string">
            <text:p>estroit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81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812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13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81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5</text:p>
          </table:table-cell>
          <table:table-cell office:value-type="string">
            <text:p>presses</text:p>
          </table:table-cell>
          <table:table-cell office:value-type="string">
            <text:p>pres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6</text:p>
          </table:table-cell>
          <table:table-cell office:value-type="string">
            <text:p>cerchant</text:p>
          </table:table-cell>
          <table:table-cell office:value-type="string">
            <text:p>cerch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7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18</text:p>
          </table:table-cell>
          <table:table-cell table:number-columns-repeated="2" office:value-type="string">
            <text:p>durenda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19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820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1</text:p>
          </table:table-cell>
          <table:table-cell office:value-type="string">
            <text:p>rencs</text:p>
          </table:table-cell>
          <table:table-cell office:value-type="string">
            <text:p>renc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2</text:p>
          </table:table-cell>
          <table:table-cell table:style-name="ce4" office:value-type="string">
            <text:p>deperçant</text:p>
          </table:table-cell>
          <table:table-cell office:value-type="string">
            <text:p>deperc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Dans transcription : dependant.</text:p>
          </table:table-cell>
          <table:table-cell table:number-columns-repeated="1010"/>
        </table:table-row>
        <table:table-row table:style-name="ro2">
          <table:table-cell office:value-type="string">
            <text:p>B_w_012823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2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25</text:p>
          </table:table-cell>
          <table:table-cell office:value-type="string">
            <text:p>consiut</text:p>
          </table:table-cell>
          <table:table-cell office:value-type="string">
            <text:p>conois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26</text:p>
          </table:table-cell>
          <table:table-cell office:value-type="string">
            <text:p>malveis</text:p>
          </table:table-cell>
          <table:table-cell office:value-type="string">
            <text:p>mauvai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827</text:p>
          </table:table-cell>
          <table:table-cell office:value-type="string">
            <text:p>luer</text:p>
          </table:table-cell>
          <table:table-cell office:value-type="string">
            <text:p>loi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28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29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30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831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32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833</text:p>
          </table:table-cell>
          <table:table-cell table:style-name="ce4" office:value-type="string">
            <text:p>Be????</text:p>
          </table:table-cell>
          <table:table-cell office:value-type="string">
            <text:p>bretu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Bretun.</text:p>
          </table:table-cell>
          <table:table-cell table:number-columns-repeated="1010"/>
        </table:table-row>
        <table:table-row table:style-name="ro2">
          <table:table-cell office:value-type="string">
            <text:p>B_w_01283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835</text:p>
          </table:table-cell>
          <table:table-cell office:value-type="string">
            <text:p>Alemant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8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37</text:p>
          </table:table-cell>
          <table:table-cell office:value-type="string">
            <text:p>Burguniun</text:p>
          </table:table-cell>
          <table:table-cell table:style-name="ce6" office:value-type="string">
            <text:p>borguigno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Index : renvoi à Burgoine.</text:p>
          </table:table-cell>
          <table:table-cell table:number-columns-repeated="1010"/>
        </table:table-row>
        <table:table-row table:style-name="ro2">
          <table:table-cell office:value-type="string">
            <text:p>B_w_01283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839</text:p>
          </table:table-cell>
          <table:table-cell office:value-type="string">
            <text:p>Flemeng</text:p>
          </table:table-cell>
          <table:table-cell office:value-type="string">
            <text:p>flameng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84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2841</text:p>
          </table:table-cell>
          <table:table-cell office:value-type="string">
            <text:p>Normant</text:p>
          </table:table-cell>
          <table:table-cell office:value-type="string">
            <text:p>nor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842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843</text:p>
          </table:table-cell>
          <table:table-cell office:value-type="string">
            <text:p>colps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4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845</text:p>
          </table:table-cell>
          <table:table-cell office:value-type="string">
            <text:p>rend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846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4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48</text:p>
          </table:table-cell>
          <table:table-cell office:value-type="string">
            <text:p>meintenant</text:p>
          </table:table-cell>
          <table:table-cell office:value-type="string">
            <text:p>mainten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8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50</text:p>
          </table:table-cell>
          <table:table-cell table:number-columns-repeated="2"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851</text:p>
          </table:table-cell>
          <table:table-cell office:value-type="string">
            <text:p>fieren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52</text:p>
          </table:table-cell>
          <table:table-cell office:value-type="string">
            <text:p>desmesurement</text:p>
          </table:table-cell>
          <table:table-cell office:value-type="string">
            <text:p>desmesu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Adverbe desmesureement à desmesurer.</text:p>
          </table:table-cell>
          <table:table-cell table:number-columns-repeated="1010"/>
        </table:table-row>
        <table:table-row table:style-name="ro2">
          <table:table-cell office:value-type="string">
            <text:p>B_w_012853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54</text:p>
          </table:table-cell>
          <table:table-cell office:value-type="string">
            <text:p>estandard</text:p>
          </table:table-cell>
          <table:table-cell office:value-type="string">
            <text:p>estand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5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2856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57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858</text:p>
          </table:table-cell>
          <table:table-cell table:number-columns-repeated="2" office:value-type="string">
            <text:p>fu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2859</text:p>
          </table:table-cell>
          <table:table-cell office:value-type="string">
            <text:p>talant</text:p>
          </table:table-cell>
          <table:table-cell office:value-type="string">
            <text:p>tal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0</text:p>
          </table:table-cell>
          <table:table-cell office:value-type="string">
            <text:p>ne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2861</text:p>
          </table:table-cell>
          <table:table-cell office:value-type="string">
            <text:p>aiment</text:p>
          </table:table-cell>
          <table:table-cell office:value-type="string">
            <text:p>am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862</text:p>
          </table:table-cell>
          <table:table-cell table:number-columns-repeated="2" office:value-type="string">
            <text:p>pas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2863</text:p>
          </table:table-cell>
          <table:table-cell office:value-type="string">
            <text:p>triwe</text:p>
          </table:table-cell>
          <table:table-cell office:value-type="string">
            <text:p>trieu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4</text:p>
          </table:table-cell>
          <table:table-cell office:value-type="string">
            <text:p>n</text:p>
          </table:table-cell>
          <table:table-cell office:value-type="string">
            <text:p>ne2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865</text:p>
          </table:table-cell>
          <table:table-cell office:value-type="string">
            <text:p>acordement</text:p>
          </table:table-cell>
          <table:table-cell office:value-type="string">
            <text:p>aco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66</text:p>
          </table:table-cell>
          <table:table-cell office:value-type="string">
            <text:p>ki</text:p>
          </table:table-cell>
          <table:table-cell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867</text:p>
          </table:table-cell>
          <table:table-cell office:value-type="string">
            <text:p>entr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868</text:p>
          </table:table-cell>
          <table:table-cell office:value-type="string">
            <text:p>el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69</text:p>
          </table:table-cell>
          <table:table-cell office:value-type="string">
            <text:p>chiet</text:p>
          </table:table-cell>
          <table:table-cell office:value-type="string">
            <text:p>ch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0</text:p>
          </table:table-cell>
          <table:table-cell office:value-type="string">
            <text:p>mal</text:p>
          </table:table-cell>
          <table:table-cell office:value-type="string">
            <text:p>mal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87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7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3</text:p>
          </table:table-cell>
          <table:table-cell office:value-type="string">
            <text:p>cuvenant</text:p>
          </table:table-cell>
          <table:table-cell office:value-type="string">
            <text:p>covena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2874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875</text:p>
          </table:table-cell>
          <table:table-cell office:value-type="string">
            <text:p>espurune</text:p>
          </table:table-cell>
          <table:table-cell office:value-type="string">
            <text:p>esperon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76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877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878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79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880</text:p>
          </table:table-cell>
          <table:table-cell office:value-type="string">
            <text:p>garde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81</text:p>
          </table:table-cell>
          <table:table-cell office:value-type="string">
            <text:p>sur</text:p>
          </table:table-cell>
          <table:table-cell office:value-type="string">
            <text:p>sor2|sur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882</text:p>
          </table:table-cell>
          <table:table-cell table:number-columns-repeated="2" office:value-type="string">
            <text:p>dest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83</text:p>
          </table:table-cell>
          <table:table-cell office:value-type="string">
            <text:p>s</text:p>
          </table:table-cell>
          <table:table-cell office:value-type="string">
            <text:p>si 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88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85</text:p>
          </table:table-cell>
          <table:table-cell office:value-type="string">
            <text:p>veü</text:p>
          </table:table-cell>
          <table:table-cell office:value-type="string">
            <text:p>vëo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86</text:p>
          </table:table-cell>
          <table:table-cell office:value-type="string">
            <text:p>Guinemant</text:p>
          </table:table-cell>
          <table:table-cell office:value-type="string">
            <text:p>guin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7</text:p>
          </table:table-cell>
          <table:table-cell office:value-type="string">
            <text:p>qu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88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889</text:p>
          </table:table-cell>
          <table:table-cell office:value-type="string">
            <text:p>abatu</text:p>
          </table:table-cell>
          <table:table-cell office:value-type="string">
            <text:p>abat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90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891</text:p>
          </table:table-cell>
          <table:table-cell office:value-type="string">
            <text:p>forz</text:p>
          </table:table-cell>
          <table:table-cell office:value-type="string">
            <text:p>for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289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2893</text:p>
          </table:table-cell>
          <table:table-cell table:style-name="ce4" office:value-type="string">
            <text:p>persant</text:p>
          </table:table-cell>
          <table:table-cell office:value-type="string">
            <text:p>pers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Transcription : peisant.</text:p>
          </table:table-cell>
          <table:table-cell table:number-columns-repeated="1010"/>
        </table:table-row>
        <table:table-row table:style-name="ro2">
          <table:table-cell office:value-type="string">
            <text:p>B_w_01289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895</text:p>
          </table:table-cell>
          <table:table-cell office:value-type="string">
            <text:p>dous</text:p>
          </table:table-cell>
          <table:table-cell office:value-type="string">
            <text:p>deu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9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897</text:p>
          </table:table-cell>
          <table:table-cell office:value-type="string">
            <text:p>morz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89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899</text:p>
          </table:table-cell>
          <table:table-cell office:value-type="string">
            <text:p>tierz</text:p>
          </table:table-cell>
          <table:table-cell office:value-type="string">
            <text:p>tierz</text:p>
          </table:table-cell>
          <table:table-cell office:value-type="string">
            <text:p>PROor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900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1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902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03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904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05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06</text:p>
          </table:table-cell>
          <table:table-cell office:value-type="string">
            <text:p>sil</text:p>
          </table:table-cell>
          <table:table-cell office:value-type="string">
            <text:p>si+il</text:p>
          </table:table-cell>
          <table:table-cell office:value-type="string">
            <text:p>ADVgen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07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08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909</text:p>
          </table:table-cell>
          <table:table-cell office:value-type="string">
            <text:p>Guinemant</text:p>
          </table:table-cell>
          <table:table-cell office:value-type="string">
            <text:p>guin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1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1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912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2913</text:p>
          </table:table-cell>
          <table:table-cell office:value-type="string">
            <text:p>salt</text:p>
          </table:table-cell>
          <table:table-cell office:value-type="string">
            <text:p>sali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914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291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916</text:p>
          </table:table-cell>
          <table:table-cell office:value-type="string">
            <text:p>arçun</text:p>
          </table:table-cell>
          <table:table-cell office:value-type="string">
            <text:p>arç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7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2918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19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920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2">
          <table:table-cell office:value-type="string">
            <text:p>B_w_012921</text:p>
          </table:table-cell>
          <table:table-cell office:value-type="string">
            <text:p>fa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92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923</text:p>
          </table:table-cell>
          <table:table-cell office:value-type="string">
            <text:p>servise</text:p>
          </table:table-cell>
          <table:table-cell office:value-type="string">
            <text:p>servis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24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25</text:p>
          </table:table-cell>
          <table:table-cell office:value-type="string">
            <text:p>as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926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2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2928</text:p>
          </table:table-cell>
          <table:table-cell table:number-columns-repeated="2" office:value-type="string">
            <text:p>ma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929</text:p>
          </table:table-cell>
          <table:table-cell office:value-type="string">
            <text:p>acointerunt</text:p>
          </table:table-cell>
          <table:table-cell office:value-type="string">
            <text:p>acoint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2930</text:p>
          </table:table-cell>
          <table:table-cell table:number-columns-repeated="2"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931</text:p>
          </table:table-cell>
          <table:table-cell office:value-type="string">
            <text:p>tun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32</text:p>
          </table:table-cell>
          <table:table-cell office:value-type="string">
            <text:p>hardement</text:p>
          </table:table-cell>
          <table:table-cell office:value-type="string">
            <text:p>hardem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3</text:p>
          </table:table-cell>
          <table:table-cell table:number-columns-repeated="2" office:value-type="string">
            <text:p>v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4</text:p>
          </table:table-cell>
          <table:table-cell table:number-columns-repeated="2" office:value-type="string">
            <text:p>merci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5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6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937</text:p>
          </table:table-cell>
          <table:table-cell office:value-type="string">
            <text:p>destr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8</text:p>
          </table:table-cell>
          <table:table-cell office:value-type="string">
            <text:p>curant</text:p>
          </table:table-cell>
          <table:table-cell office:value-type="string">
            <text:p>cor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39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2940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41</text:p>
          </table:table-cell>
          <table:table-cell office:value-type="string">
            <text:p>u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2942</text:p>
          </table:table-cell>
          <table:table-cell office:value-type="string">
            <text:p>tenu</text:p>
          </table:table-cell>
          <table:table-cell office:value-type="string">
            <text:p>t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43</text:p>
          </table:table-cell>
          <table:table-cell office:value-type="string">
            <text:p>icil</text:p>
          </table:table-cell>
          <table:table-cell office:value-type="string">
            <text:p>icel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44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945</text:p>
          </table:table-cell>
          <table:table-cell office:value-type="string">
            <text:p>destreit</text:p>
          </table:table-cell>
          <table:table-cell office:value-type="string">
            <text:p>destro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4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2947</text:p>
          </table:table-cell>
          <table:table-cell office:value-type="string">
            <text:p>treit</text:p>
          </table:table-cell>
          <table:table-cell office:value-type="string">
            <text:p>tra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48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949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50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1</text:p>
          </table:table-cell>
          <table:table-cell office:value-type="string">
            <text:p>dunt</text:p>
          </table:table-cell>
          <table:table-cell office:value-type="string">
            <text:p>dont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53</text:p>
          </table:table-cell>
          <table:table-cell office:value-type="string">
            <text:p>punt</text:p>
          </table:table-cell>
          <table:table-cell office:value-type="string">
            <text:p>po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5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55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2956</text:p>
          </table:table-cell>
          <table:table-cell table:number-columns-repeated="2" office:value-type="string">
            <text:p>arg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5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2">
          <table:table-cell office:value-type="string">
            <text:p>B_w_012958</text:p>
          </table:table-cell>
          <table:table-cell office:value-type="string">
            <text:p>fiert</text:p>
          </table:table-cell>
          <table:table-cell office:value-type="string">
            <text:p>fer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959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60</text:p>
          </table:table-cell>
          <table:table-cell table:number-columns-repeated="2"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61</text:p>
          </table:table-cell>
          <table:table-cell office:value-type="string">
            <text:p>ke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6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63</text:p>
          </table:table-cell>
          <table:table-cell table:number-columns-repeated="2" office:value-type="string">
            <text:p>test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64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65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66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96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6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2969</text:p>
          </table:table-cell>
          <table:table-cell office:value-type="string">
            <text:p>va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70</text:p>
          </table:table-cell>
          <table:table-cell office:value-type="string">
            <text:p>munjoie</text:p>
          </table:table-cell>
          <table:table-cell office:value-type="string">
            <text:p>munjo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71</text:p>
          </table:table-cell>
          <table:table-cell office:value-type="string">
            <text:p>escrïant</text:p>
          </table:table-cell>
          <table:table-cell office:value-type="string">
            <text:p>escrï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297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2973</text:p>
          </table:table-cell>
          <table:table-cell office:value-type="string">
            <text:p>curuçu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7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75</text:p>
          </table:table-cell>
          <table:table-cell office:value-type="string">
            <text:p>pa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76</text:p>
          </table:table-cell>
          <table:table-cell office:value-type="string">
            <text:p>detrenchant</text:p>
          </table:table-cell>
          <table:table-cell office:value-type="string">
            <text:p>detrenchi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2977</text:p>
          </table:table-cell>
          <table:table-cell office:value-type="string">
            <text:p>alsi</text:p>
          </table:table-cell>
          <table:table-cell office:value-type="string">
            <text:p>aus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2978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79</text:p>
          </table:table-cell>
          <table:table-cell table:style-name="ce4"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/>
          <table:table-cell office:value-type="string">
            <text:p>Transcription : sent.</text:p>
          </table:table-cell>
          <table:table-cell table:number-columns-repeated="1010"/>
        </table:table-row>
        <table:table-row table:style-name="ro1">
          <table:table-cell office:value-type="string">
            <text:p>B_w_012980</text:p>
          </table:table-cell>
          <table:table-cell office:value-type="string">
            <text:p>cum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2981</text:p>
          </table:table-cell>
          <table:table-cell office:value-type="string">
            <text:p>fei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2982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83</text:p>
          </table:table-cell>
          <table:table-cell office:value-type="string">
            <text:p>nue</text:p>
          </table:table-cell>
          <table:table-cell office:value-type="string">
            <text:p>nü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84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2985</text:p>
          </table:table-cell>
          <table:table-cell table:number-columns-repeated="2" office:value-type="string">
            <text:p>ven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2986</text:p>
          </table:table-cell>
          <table:table-cell office:value-type="string">
            <text:p>trove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2987</text:p>
          </table:table-cell>
          <table:table-cell office:value-type="string">
            <text:p>Oliver</text:p>
          </table:table-cell>
          <table:table-cell office:value-type="string">
            <text:p>oliv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8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989</text:p>
          </table:table-cell>
          <table:table-cell office:value-type="string">
            <text:p>Estult</text:p>
          </table:table-cell>
          <table:table-cell office:value-type="string">
            <text:p>estul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9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991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9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993</text:p>
          </table:table-cell>
          <table:table-cell office:value-type="string">
            <text:p>Engeler</text:p>
          </table:table-cell>
          <table:table-cell office:value-type="string">
            <text:p>engeler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9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2995</text:p>
          </table:table-cell>
          <table:table-cell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96</text:p>
          </table:table-cell>
          <table:table-cell office:value-type="string">
            <text:p>Le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7</text:p>
          </table:table-cell>
          <table:table-cell office:value-type="string">
            <text:p>Normant</text:p>
          </table:table-cell>
          <table:table-cell office:value-type="string">
            <text:p>nor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2998</text:p>
          </table:table-cell>
          <table:table-cell office:value-type="string">
            <text:p>Gefrei</text:p>
          </table:table-cell>
          <table:table-cell office:value-type="string">
            <text:p>gefre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2999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000</text:p>
          </table:table-cell>
          <table:table-cell office:value-type="string">
            <text:p>Anjou</text:p>
          </table:table-cell>
          <table:table-cell office:value-type="string">
            <text:p>anjo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01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002</text:p>
          </table:table-cell>
          <table:table-cell office:value-type="string">
            <text:p>Rotold</text:p>
          </table:table-cell>
          <table:table-cell office:value-type="string">
            <text:p>rotold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0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04</text:p>
          </table:table-cell>
          <table:table-cell office:value-type="string">
            <text:p>Alemant</text:p>
          </table:table-cell>
          <table:table-cell office:value-type="string">
            <text:p>alem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5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06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07</text:p>
          </table:table-cell>
          <table:table-cell office:value-type="string">
            <text:p>combatent</text:p>
          </table:table-cell>
          <table:table-cell office:value-type="string">
            <text:p>combat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008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009</text:p>
          </table:table-cell>
          <table:table-cell office:value-type="string">
            <text:p>adurement</text:p>
          </table:table-cell>
          <table:table-cell office:value-type="string">
            <text:p>aduree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2"/>
          <table:table-cell office:value-type="string">
            <text:p>Pas d'entrée dans le Tobler, mais existe dans Godefroy et Anglo Norman Dictionary.</text:p>
          </table:table-cell>
          <table:table-cell table:number-columns-repeated="1010"/>
        </table:table-row>
        <table:table-row table:style-name="ro1">
          <table:table-cell office:value-type="string">
            <text:p>B_w_013010</text:p>
          </table:table-cell>
          <table:table-cell office:value-type="string">
            <text:p>e</text:p>
          </table:table-cell>
          <table:table-cell office:value-type="string">
            <text:p>e2</text:p>
          </table:table-cell>
          <table:table-cell office:value-type="string">
            <text:p>INJ</text:p>
          </table:table-cell>
          <table:table-cell table:number-columns-repeated="1020"/>
        </table:table-row>
        <table:table-row table:style-name="ro2">
          <table:table-cell office:value-type="string">
            <text:p>B_w_013011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012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13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14</text:p>
          </table:table-cell>
          <table:table-cell office:value-type="string">
            <text:p>pere</text:p>
          </table:table-cell>
          <table:table-cell office:value-type="string">
            <text:p>per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015</text:p>
          </table:table-cell>
          <table:table-cell table:number-columns-repeated="2" office:value-type="string">
            <text:p>omnipote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7" office:value-type="string">
            <text:p>s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2">
          <table:table-cell office:value-type="string">
            <text:p>B_w_013016</text:p>
          </table:table-cell>
          <table:table-cell office:value-type="string">
            <text:p>tels</text:p>
          </table:table-cell>
          <table:table-cell office:value-type="string">
            <text:p>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17</text:p>
          </table:table-cell>
          <table:table-cell office:value-type="string">
            <text:p>compaingnuns</text:p>
          </table:table-cell>
          <table:table-cell office:value-type="string">
            <text:p>compag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18</text:p>
          </table:table-cell>
          <table:table-cell office:value-type="string">
            <text:p>aloue</text:p>
          </table:table-cell>
          <table:table-cell office:value-type="string">
            <text:p>alö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019</text:p>
          </table:table-cell>
          <table:table-cell office:value-type="string">
            <text:p>jo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0</text:p>
          </table:table-cell>
          <table:table-cell office:value-type="string">
            <text:p>querrant</text:p>
          </table:table-cell>
          <table:table-cell office:value-type="string">
            <text:p>querre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022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 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023</text:p>
          </table:table-cell>
          <table:table-cell table:number-columns-repeated="2"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024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26</text:p>
          </table:table-cell>
          <table:table-cell table:number-columns-repeated="2" office:value-type="string">
            <text:p>vaill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2"/>
          <table:table-cell office:value-type="string">
            <text:p>Entrée au verbe valoir.</text:p>
          </table:table-cell>
          <table:table-cell table:number-columns-repeated="1010"/>
        </table:table-row>
        <table:table-row table:style-name="ro2">
          <table:table-cell office:value-type="string">
            <text:p>B_w_013027</text:p>
          </table:table-cell>
          <table:table-cell office:value-type="string">
            <text:p>roillent</text:p>
          </table:table-cell>
          <table:table-cell table:style-name="ce6" office:value-type="string">
            <text:p>reilli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028</text:p>
          </table:table-cell>
          <table:table-cell office:value-type="string">
            <text:p>lur</text:p>
          </table:table-cell>
          <table:table-cell office:value-type="string">
            <text:p>lor2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29</text:p>
          </table:table-cell>
          <table:table-cell office:value-type="string">
            <text:p>armes</text:p>
          </table:table-cell>
          <table:table-cell office:value-type="string">
            <text:p>ar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0</text:p>
          </table:table-cell>
          <table:table-cell office:value-type="string">
            <text:p>cume</text:p>
          </table:table-cell>
          <table:table-cell office:value-type="string">
            <text:p>come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031</text:p>
          </table:table-cell>
          <table:table-cell office:value-type="string">
            <text:p>fuldre</text:p>
          </table:table-cell>
          <table:table-cell office:value-type="string">
            <text:p>foud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33</text:p>
          </table:table-cell>
          <table:table-cell office:value-type="string">
            <text:p>fent</text:p>
          </table:table-cell>
          <table:table-cell office:value-type="string">
            <text:p>f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34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5</text:p>
          </table:table-cell>
          <table:table-cell office:value-type="string">
            <text:p>branz</text:p>
          </table:table-cell>
          <table:table-cell office:value-type="string">
            <text:p>bra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3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37</text:p>
          </table:table-cell>
          <table:table-cell office:value-type="string">
            <text:p>ascer</text:p>
          </table:table-cell>
          <table:table-cell office:value-type="string">
            <text:p>ac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38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B_w_013039</text:p>
          </table:table-cell>
          <table:table-cell table:number-columns-repeated="2" table:style-name="ce3" office:value-type="string">
            <text:p>tel</text:p>
          </table:table-cell>
          <table:table-cell table:style-name="ce3" office:value-type="string">
            <text:p>DETind</text:p>
          </table:table-cell>
          <table:table-cell table:style-name="ce3"/>
          <table:table-cell table:number-columns-repeated="2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3040</text:p>
          </table:table-cell>
          <table:table-cell table:style-name="ce3" office:value-type="string">
            <text:p>martelement</text:p>
          </table:table-cell>
          <table:table-cell table:style-name="ce3" office:value-type="string">
            <text:p>martelement</text:p>
          </table:table-cell>
          <table:table-cell table:style-name="ce3" office:value-type="string">
            <text:p>NOMcom</text:p>
          </table:table-cell>
          <table:table-cell table:style-name="ce3"/>
          <table:table-cell table:number-columns-repeated="2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3041</text:p>
          </table:table-cell>
          <table:table-cell table:style-name="ce3" office:value-type="string">
            <text:p>cum</text:p>
          </table:table-cell>
          <table:table-cell table:style-name="ce3" office:value-type="string">
            <text:p>come1</text:p>
          </table:table-cell>
          <table:table-cell table:style-name="ce3" office:value-type="string">
            <text:p>CONsub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3" office:value-type="string">
            <text:p>B_w_013042</text:p>
          </table:table-cell>
          <table:table-cell table:style-name="ce3" office:value-type="string">
            <text:p>l</text:p>
          </table:table-cell>
          <table:table-cell table:style-name="ce3" office:value-type="string">
            <text:p>le</text:p>
          </table:table-cell>
          <table:table-cell table:style-name="ce3" office:value-type="string">
            <text:p>DETdef</text:p>
          </table:table-cell>
          <table:table-cell table:style-name="ce3"/>
          <table:table-cell table:number-columns-repeated="2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43</text:p>
          </table:table-cell>
          <table:table-cell office:value-type="string">
            <text:p>um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4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045</text:p>
          </table:table-cell>
          <table:table-cell office:value-type="string">
            <text:p>oreit</text:p>
          </table:table-cell>
          <table:table-cell office:value-type="string">
            <text:p>oïr</text:p>
          </table:table-cell>
          <table:table-cell office:value-type="string">
            <text:p>VERcjg</text:p>
          </table:table-cell>
          <table:table-cell office:value-type="string">
            <text:p>cond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04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7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48</text:p>
          </table:table-cell>
          <table:table-cell table:number-columns-repeated="2" office:value-type="string">
            <text:p>cie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49</text:p>
          </table:table-cell>
          <table:table-cell office:value-type="string">
            <text:p>tonant</text:p>
          </table:table-cell>
          <table:table-cell office:value-type="string">
            <text:p>tone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50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051</text:p>
          </table:table-cell>
          <table:table-cell office:value-type="string">
            <text:p>le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52</text:p>
          </table:table-cell>
          <table:table-cell office:value-type="string">
            <text:p>dutent</text:p>
          </table:table-cell>
          <table:table-cell office:value-type="string">
            <text:p>doter2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053</text:p>
          </table:table-cell>
          <table:table-cell office:value-type="string">
            <text:p>Arabi</text:p>
          </table:table-cell>
          <table:table-cell office:value-type="string">
            <text:p>arabi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54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055</text:p>
          </table:table-cell>
          <table:table-cell office:value-type="string">
            <text:p>Persant</text:p>
          </table:table-cell>
          <table:table-cell office:value-type="string">
            <text:p>pers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56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57</text:p>
          </table:table-cell>
          <table:table-cell office:value-type="string">
            <text:p>Melians</text:p>
          </table:table-cell>
          <table:table-cell office:value-type="string">
            <text:p>melïan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5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059</text:p>
          </table:table-cell>
          <table:table-cell office:value-type="string">
            <text:p>Turc</text:p>
          </table:table-cell>
          <table:table-cell office:value-type="string">
            <text:p>tur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6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061</text:p>
          </table:table-cell>
          <table:table-cell office:value-type="string">
            <text:p>Affricant</text:p>
          </table:table-cell>
          <table:table-cell office:value-type="string">
            <text:p>affric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6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6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64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65</text:p>
          </table:table-cell>
          <table:table-cell office:value-type="string">
            <text:p>tremble</text:p>
          </table:table-cell>
          <table:table-cell office:value-type="string">
            <text:p>trembler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66</text:p>
          </table:table-cell>
          <table:table-cell office:value-type="string">
            <text:p>entre</text:p>
          </table:table-cell>
          <table:table-cell office:value-type="string">
            <text:p>entre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067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6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69</text:p>
          </table:table-cell>
          <table:table-cell office:value-type="string">
            <text:p>nostre</text:p>
          </table:table-cell>
          <table:table-cell office:value-type="string">
            <text:p>nostre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070</text:p>
          </table:table-cell>
          <table:table-cell office:value-type="string">
            <text:p>emperere</text:p>
          </table:table-cell>
          <table:table-cell office:value-type="string">
            <text:p>emper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307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72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73</text:p>
          </table:table-cell>
          <table:table-cell office:value-type="string">
            <text:p>degrez</text:p>
          </table:table-cell>
          <table:table-cell office:value-type="string">
            <text:p>degr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74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75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076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77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078</text:p>
          </table:table-cell>
          <table:table-cell office:value-type="string">
            <text:p>gent</text:p>
          </table:table-cell>
          <table:table-cell office:value-type="string">
            <text:p>gent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79</text:p>
          </table:table-cell>
          <table:table-cell office:value-type="string">
            <text:p>k</text:p>
          </table:table-cell>
          <table:table-cell office:value-type="string">
            <text:p>que2|que3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80</text:p>
          </table:table-cell>
          <table:table-cell office:value-type="string">
            <text:p>entur</text:p>
          </table:table-cell>
          <table:table-cell office:value-type="string">
            <text:p>entor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08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2</text:p>
          </table:table-cell>
          <table:table-cell office:value-type="string">
            <text:p>ve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083</text:p>
          </table:table-cell>
          <table:table-cell office:value-type="string">
            <text:p>heitez</text:p>
          </table:table-cell>
          <table:table-cell office:value-type="string">
            <text:p>hait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3084</text:p>
          </table:table-cell>
          <table:table-cell office:value-type="string">
            <text:p>s</text:p>
          </table:table-cell>
          <table:table-cell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085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086</text:p>
          </table:table-cell>
          <table:table-cell office:value-type="string">
            <text:p>eus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8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0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3089</text:p>
          </table:table-cell>
          <table:table-cell office:value-type="string">
            <text:p>feü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9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091</text:p>
          </table:table-cell>
          <table:table-cell office:value-type="string">
            <text:p>irrez</text:p>
          </table:table-cell>
          <table:table-cell office:value-type="string">
            <text:p>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92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93</text:p>
          </table:table-cell>
          <table:table-cell office:value-type="string">
            <text:p>prisun</text:p>
          </table:table-cell>
          <table:table-cell office:value-type="string">
            <text:p>pris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9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095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096</text:p>
          </table:table-cell>
          <table:table-cell office:value-type="string">
            <text:p>chae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097</text:p>
          </table:table-cell>
          <table:table-cell office:value-type="string">
            <text:p>lïez</text:p>
          </table:table-cell>
          <table:table-cell office:value-type="string">
            <text:p>liier3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098</text:p>
          </table:table-cell>
          <table:table-cell office:value-type="string">
            <text:p>mei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09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0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02</text:p>
          </table:table-cell>
          <table:table-cell office:value-type="string">
            <text:p>deliveres</text:p>
          </table:table-cell>
          <table:table-cell office:value-type="string">
            <text:p>delivre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10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5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0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07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08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09</text:p>
          </table:table-cell>
          <table:table-cell table:number-columns-repeated="2" office:value-type="string">
            <text:p>gro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10</text:p>
          </table:table-cell>
          <table:table-cell office:value-type="string">
            <text:p>del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11</text:p>
          </table:table-cell>
          <table:table-cell office:value-type="string">
            <text:p>cors</text:p>
          </table:table-cell>
          <table:table-cell office:value-type="string">
            <text:p>cor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1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13</text:p>
          </table:table-cell>
          <table:table-cell office:value-type="string">
            <text:p>atachiez</text:p>
          </table:table-cell>
          <table:table-cell office:value-type="string">
            <text:p>atachier2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114</text:p>
          </table:table-cell>
          <table:table-cell table:number-columns-repeated="2" office:value-type="string">
            <text:p>set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15</text:p>
          </table:table-cell>
          <table:table-cell office:value-type="string">
            <text:p>chevalers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2">
          <table:table-cell office:value-type="string">
            <text:p>B_w_013116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17</text:p>
          </table:table-cell>
          <table:table-cell office:value-type="string">
            <text:p>gardent</text:p>
          </table:table-cell>
          <table:table-cell office:value-type="string">
            <text:p>gar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18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19</text:p>
          </table:table-cell>
          <table:table-cell office:value-type="string">
            <text:p>preisez</text:p>
          </table:table-cell>
          <table:table-cell office:value-type="string">
            <text:p>p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3120</text:p>
          </table:table-cell>
          <table:table-cell office:value-type="string">
            <text:p>c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1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22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23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4</text:p>
          </table:table-cell>
          <table:table-cell office:value-type="string">
            <text:p>chae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26</text:p>
          </table:table-cell>
          <table:table-cell office:value-type="string">
            <text:p>alaschiez</text:p>
          </table:table-cell>
          <table:table-cell office:value-type="string">
            <text:p>eslasch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127</text:p>
          </table:table-cell>
          <table:table-cell office:value-type="string">
            <text:p>enquor</text:p>
          </table:table-cell>
          <table:table-cell office:value-type="string">
            <text:p>enco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28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29</text:p>
          </table:table-cell>
          <table:table-cell office:value-type="string">
            <text:p>blescent</text:p>
          </table:table-cell>
          <table:table-cell office:value-type="string">
            <text:p>ble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30</text:p>
          </table:table-cell>
          <table:table-cell office:value-type="string">
            <text:p>dehez</text:p>
          </table:table-cell>
          <table:table-cell office:value-type="string">
            <text:p>deh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31</text:p>
          </table:table-cell>
          <table:table-cell office:value-type="string">
            <text:p>ai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32</text:p>
          </table:table-cell>
          <table:table-cell table:number-columns-repeated="2" office:value-type="string">
            <text:p>qui</text:p>
          </table:table-cell>
          <table:table-cell office:value-type="string">
            <text:p>PROrel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133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3134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135</text:p>
          </table:table-cell>
          <table:table-cell table:number-columns-repeated="2" office:value-type="string">
            <text:p>l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36</text:p>
          </table:table-cell>
          <table:table-cell office:value-type="string">
            <text:p>c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37</text:p>
          </table:table-cell>
          <table:table-cell office:value-type="string">
            <text:p>dis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13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39</text:p>
          </table:table-cell>
          <table:table-cell office:value-type="string">
            <text:p>uns</text:p>
          </table:table-cell>
          <table:table-cell office:value-type="string">
            <text:p>u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40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141</text:p>
          </table:table-cell>
          <table:table-cell office:value-type="string">
            <text:p>folie</text:p>
          </table:table-cell>
          <table:table-cell office:value-type="string">
            <text:p>foli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42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143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14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45</text:p>
          </table:table-cell>
          <table:table-cell office:value-type="string">
            <text:p>Mahun</text:p>
          </table:table-cell>
          <table:table-cell office:value-type="string">
            <text:p>mahume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3146</text:p>
          </table:table-cell>
          <table:table-cell office:value-type="string">
            <text:p>si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147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48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2">
          <table:table-cell office:value-type="string">
            <text:p>B_w_013149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50</text:p>
          </table:table-cell>
          <table:table-cell office:value-type="string">
            <text:p>parlez</text:p>
          </table:table-cell>
          <table:table-cell office:value-type="string">
            <text:p>par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51</text:p>
          </table:table-cell>
          <table:table-cell office:value-type="string">
            <text:p>nus</text:p>
          </table:table-cell>
          <table:table-cell office:value-type="string">
            <text:p>n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152</text:p>
          </table:table-cell>
          <table:table-cell office:value-type="string">
            <text:p>destreindrum</text:p>
          </table:table-cell>
          <table:table-cell office:value-type="string">
            <text:p>destrei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15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15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5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5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15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58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59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160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161</text:p>
          </table:table-cell>
          <table:table-cell office:value-type="string">
            <text:p>ta</text:p>
          </table:table-cell>
          <table:table-cell office:value-type="string">
            <text:p>t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2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3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164</text:p>
          </table:table-cell>
          <table:table-cell office:value-type="string">
            <text:p>leals</text:p>
          </table:table-cell>
          <table:table-cell office:value-type="string">
            <text:p>lëal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16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3166</text:p>
          </table:table-cell>
          <table:table-cell office:value-type="string">
            <text:p>serrez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167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168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69</text:p>
          </table:table-cell>
          <table:table-cell office:value-type="string">
            <text:p>oï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17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171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3172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73</text:p>
          </table:table-cell>
          <table:table-cell office:value-type="string">
            <text:p>mult</text:p>
          </table:table-cell>
          <table:table-cell office:value-type="string">
            <text:p>mou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174</text:p>
          </table:table-cell>
          <table:table-cell office:value-type="string">
            <text:p>irrez</text:p>
          </table:table-cell>
          <table:table-cell office:value-type="string">
            <text:p>ir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75</text:p>
          </table:table-cell>
          <table:table-cell office:value-type="string">
            <text:p>pris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176</text:p>
          </table:table-cell>
          <table:table-cell office:value-type="string">
            <text:p>une</text:p>
          </table:table-cell>
          <table:table-cell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77</text:p>
          </table:table-cell>
          <table:table-cell office:value-type="string">
            <text:p>hastele</text:p>
          </table:table-cell>
          <table:table-cell office:value-type="string">
            <text:p>aste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78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2">
          <table:table-cell office:value-type="string">
            <text:p>B_w_013179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80</text:p>
          </table:table-cell>
          <table:table-cell office:value-type="string">
            <text:p>leva</text:p>
          </table:table-cell>
          <table:table-cell office:value-type="string">
            <text:p>le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81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182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3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4</text:p>
          </table:table-cell>
          <table:table-cell office:value-type="string">
            <text:p>a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85</text:p>
          </table:table-cell>
          <table:table-cell office:value-type="string">
            <text:p>occis</text:p>
          </table:table-cell>
          <table:table-cell office:value-type="string">
            <text:p>oci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6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187</text:p>
          </table:table-cell>
          <table:table-cell office:value-type="string">
            <text:p>eus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188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3189</text:p>
          </table:table-cell>
          <table:table-cell office:value-type="string">
            <text:p>serra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190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191</text:p>
          </table:table-cell>
          <table:table-cell office:value-type="string">
            <text:p>liez</text:p>
          </table:table-cell>
          <table:table-cell office:value-type="string">
            <text:p>liier3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192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193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94</text:p>
          </table:table-cell>
          <table:table-cell office:value-type="string">
            <text:p>tur</text:p>
          </table:table-cell>
          <table:table-cell office:value-type="string">
            <text:p>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95</text:p>
          </table:table-cell>
          <table:table-cell office:value-type="string">
            <text:p>halte</text:p>
          </table:table-cell>
          <table:table-cell office:value-type="string">
            <text:p>hau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196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197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98</text:p>
          </table:table-cell>
          <table:table-cell office:value-type="string">
            <text:p>treis</text:p>
          </table:table-cell>
          <table:table-cell office:value-type="string">
            <text:p>trois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199</text:p>
          </table:table-cell>
          <table:table-cell office:value-type="string">
            <text:p>trebuchiez</text:p>
          </table:table-cell>
          <table:table-cell office:value-type="string">
            <text:p>trebu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0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01</text:p>
          </table:table-cell>
          <table:table-cell table:number-columns-repeated="2" office:value-type="string">
            <text:p>aval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02</text:p>
          </table:table-cell>
          <table:table-cell office:value-type="string">
            <text:p>vindre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203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4</text:p>
          </table:table-cell>
          <table:table-cell office:value-type="string">
            <text:p>cols</text:p>
          </table:table-cell>
          <table:table-cell office:value-type="string">
            <text:p>co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5</text:p>
          </table:table-cell>
          <table:table-cell office:value-type="string">
            <text:p>ore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206</text:p>
          </table:table-cell>
          <table:table-cell office:value-type="string">
            <text:p>brisez</text:p>
          </table:table-cell>
          <table:table-cell office:value-type="string">
            <text:p>b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7</text:p>
          </table:table-cell>
          <table:table-cell office:value-type="string">
            <text:p>brise</text:p>
          </table:table-cell>
          <table:table-cell office:value-type="string">
            <text:p>bris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08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09</text:p>
          </table:table-cell>
          <table:table-cell office:value-type="string">
            <text:p>chaines</text:p>
          </table:table-cell>
          <table:table-cell office:value-type="string">
            <text:p>chäein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1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211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1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321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4</text:p>
          </table:table-cell>
          <table:table-cell office:value-type="string">
            <text:p>deliverez</text:p>
          </table:table-cell>
          <table:table-cell office:value-type="string">
            <text:p>deliv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15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21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17</text:p>
          </table:table-cell>
          <table:table-cell office:value-type="string">
            <text:p>delivere</text:p>
          </table:table-cell>
          <table:table-cell office:value-type="string">
            <text:p>delivre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218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19</text:p>
          </table:table-cell>
          <table:table-cell table:number-columns-repeated="2" office:value-type="string">
            <text:p>bo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3220</text:p>
          </table:table-cell>
          <table:table-cell office:value-type="string">
            <text:p>deneis</text:p>
          </table:table-cell>
          <table:table-cell office:value-type="string">
            <text:p>dan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21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B_w_013222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23</text:p>
          </table:table-cell>
          <table:table-cell office:value-type="string">
            <text:p>einz</text:p>
          </table:table-cell>
          <table:table-cell office:value-type="string">
            <text:p>ainc|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224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25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27</text:p>
          </table:table-cell>
          <table:table-cell office:value-type="string">
            <text:p>venu</text:p>
          </table:table-cell>
          <table:table-cell office:value-type="string">
            <text:p>ven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228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29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30</text:p>
          </table:table-cell>
          <table:table-cell office:value-type="string">
            <text:p>enfrené</text:p>
          </table:table-cell>
          <table:table-cell office:value-type="string">
            <text:p>enfr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31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32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3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23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235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3236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3237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38</text:p>
          </table:table-cell>
          <table:table-cell office:value-type="string">
            <text:p>esquier</text:p>
          </table:table-cell>
          <table:table-cell office:value-type="string">
            <text:p>escui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39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24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41</text:p>
          </table:table-cell>
          <table:table-cell office:value-type="string">
            <text:p>armé</text:p>
          </table:table-cell>
          <table:table-cell office:value-type="string">
            <text:p>arm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324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243</text:p>
          </table:table-cell>
          <table:table-cell office:value-type="string">
            <text:p>lei</text:p>
          </table:table-cell>
          <table:table-cell office:value-type="string">
            <text:p>loi3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4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4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247</text:p>
          </table:table-cell>
          <table:table-cell office:value-type="string">
            <text:p>munté</text:p>
          </table:table-cell>
          <table:table-cell office:value-type="string">
            <text:p>mo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3248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49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50</text:p>
          </table:table-cell>
          <table:table-cell office:value-type="string">
            <text:p>cumence</text:p>
          </table:table-cell>
          <table:table-cell office:value-type="string">
            <text:p>comen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5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252</text:p>
          </table:table-cell>
          <table:table-cell office:value-type="string">
            <text:p>huchier</text:p>
          </table:table-cell>
          <table:table-cell office:value-type="string">
            <text:p>huchier1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53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254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55</text:p>
          </table:table-cell>
          <table:table-cell office:value-type="string">
            <text:p>est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6</text:p>
          </table:table-cell>
          <table:table-cell office:value-type="string">
            <text:p>vois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57</text:p>
          </table:table-cell>
          <table:table-cell office:value-type="string">
            <text:p>mes</text:p>
          </table:table-cell>
          <table:table-cell office:value-type="string">
            <text:p>mon1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58</text:p>
          </table:table-cell>
          <table:table-cell office:value-type="string">
            <text:p>compaingnuns</text:p>
          </table:table-cell>
          <table:table-cell office:value-type="string">
            <text:p>compagn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59</text:p>
          </table:table-cell>
          <table:table-cell office:value-type="string">
            <text:p>aider</text:p>
          </table:table-cell>
          <table:table-cell office:value-type="string">
            <text:p>aid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60</text:p>
          </table:table-cell>
          <table:table-cell office:value-type="string">
            <text:p>des</text:p>
          </table:table-cell>
          <table:table-cell office:value-type="string">
            <text:p>des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61</text:p>
          </table:table-cell>
          <table:table-cell office:value-type="string">
            <text:p>ore</text:p>
          </table:table-cell>
          <table:table-cell office:value-type="string">
            <text:p>or4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2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3</text:p>
          </table:table-cell>
          <table:table-cell office:value-type="string">
            <text:p>dei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64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65</text:p>
          </table:table-cell>
          <table:table-cell office:value-type="string">
            <text:p>granz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266</text:p>
          </table:table-cell>
          <table:table-cell office:value-type="string">
            <text:p>colps</text:p>
          </table:table-cell>
          <table:table-cell office:value-type="string">
            <text:p>coup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67</text:p>
          </table:table-cell>
          <table:table-cell office:value-type="string">
            <text:p>empleier</text:p>
          </table:table-cell>
          <table:table-cell office:value-type="string">
            <text:p>emplo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268</text:p>
          </table:table-cell>
          <table:table-cell office:value-type="string">
            <text:p>demein</text:p>
          </table:table-cell>
          <table:table-cell office:value-type="string">
            <text:p>demain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69</text:p>
          </table:table-cell>
          <table:table-cell office:value-type="string">
            <text:p>vendrai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70</text:p>
          </table:table-cell>
          <table:table-cell table:number-columns-repeated="2" office:value-type="string">
            <text:p>ta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7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72</text:p>
          </table:table-cell>
          <table:table-cell table:style-name="ce4" office:value-type="string">
            <text:p>poiez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5"/>
          <table:table-cell office:value-type="string">
            <text:p>Transcription : porez.</text:p>
          </table:table-cell>
          <table:table-cell table:number-columns-repeated="1010"/>
        </table:table-row>
        <table:table-row table:style-name="ro1">
          <table:table-cell office:value-type="string">
            <text:p>B_w_013273</text:p>
          </table:table-cell>
          <table:table-cell office:value-type="string">
            <text:p>preier</text:p>
          </table:table-cell>
          <table:table-cell office:value-type="string">
            <text:p>pr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3274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3275</text:p>
          </table:table-cell>
          <table:table-cell office:value-type="string">
            <text:p>m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76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277</text:p>
          </table:table-cell>
          <table:table-cell office:value-type="string">
            <text:p>defende</text:p>
          </table:table-cell>
          <table:table-cell office:value-type="string">
            <text:p>defendre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78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279</text:p>
          </table:table-cell>
          <table:table-cell office:value-type="string">
            <text:p>mal</text:p>
          </table:table-cell>
          <table:table-cell office:value-type="string">
            <text:p>mal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8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281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282</text:p>
          </table:table-cell>
          <table:table-cell office:value-type="string">
            <text:p>encombrer</text:p>
          </table:table-cell>
          <table:table-cell office:value-type="string">
            <text:p>encombr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83</text:p>
          </table:table-cell>
          <table:table-cell office:value-type="string">
            <text:p>ist</text:p>
          </table:table-cell>
          <table:table-cell office:value-type="string">
            <text:p>iss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84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28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86</text:p>
          </table:table-cell>
          <table:table-cell office:value-type="string">
            <text:p>porte</text:p>
          </table:table-cell>
          <table:table-cell office:value-type="string">
            <text:p>por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87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288</text:p>
          </table:table-cell>
          <table:table-cell office:value-type="string">
            <text:p>broche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289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90</text:p>
          </table:table-cell>
          <table:table-cell office:value-type="string">
            <text:p>destr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1</text:p>
          </table:table-cell>
          <table:table-cell office:value-type="string">
            <text:p>veit</text:p>
          </table:table-cell>
          <table:table-cell office:value-type="string">
            <text:p>vë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292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293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94</text:p>
          </table:table-cell>
          <table:table-cell office:value-type="string">
            <text:p>estur</text:p>
          </table:table-cell>
          <table:table-cell office:value-type="string">
            <text:p>esto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95</text:p>
          </table:table-cell>
          <table:table-cell office:value-type="string">
            <text:p>tut</text:p>
          </table:table-cell>
          <table:table-cell office:value-type="string">
            <text:p>tot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296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7</text:p>
          </table:table-cell>
          <table:table-cell office:value-type="string">
            <text:p>chimin</text:p>
          </table:table-cell>
          <table:table-cell office:value-type="string">
            <text:p>chemi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298</text:p>
          </table:table-cell>
          <table:table-cell office:value-type="string">
            <text:p>plener</text:p>
          </table:table-cell>
          <table:table-cell office:value-type="string">
            <text:p>plenier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B_w_01329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300</text:p>
          </table:table-cell>
          <table:table-cell office:value-type="string">
            <text:p>vint</text:p>
          </table:table-cell>
          <table:table-cell office:value-type="string">
            <text:p>ven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301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02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03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304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3305</text:p>
          </table:table-cell>
          <table:table-cell office:value-type="string">
            <text:p>truva</text:p>
          </table:table-cell>
          <table:table-cell office:value-type="string">
            <text:p>trov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306</text:p>
          </table:table-cell>
          <table:table-cell office:value-type="string">
            <text:p>Garnier</text:p>
          </table:table-cell>
          <table:table-cell office:value-type="string">
            <text:p>garn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07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0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09</text:p>
          </table:table-cell>
          <table:table-cell office:value-type="string">
            <text:p>Naimes</text:p>
          </table:table-cell>
          <table:table-cell office:value-type="string">
            <text:p>naime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10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11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12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313</text:p>
          </table:table-cell>
          <table:table-cell office:value-type="string">
            <text:p>Galtier</text:p>
          </table:table-cell>
          <table:table-cell office:value-type="string">
            <text:p>galt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14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315</text:p>
          </table:table-cell>
          <table:table-cell table:number-columns-repeated="2" office:value-type="string">
            <text:p>joi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f</text:p>
          </table:table-cell>
          <table:table-cell table:number-columns-repeated="1014"/>
        </table:table-row>
        <table:table-row table:style-name="ro2">
          <table:table-cell office:value-type="string">
            <text:p>B_w_013316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317</text:p>
          </table:table-cell>
          <table:table-cell office:value-type="string">
            <text:p>trestut</text:p>
          </table:table-cell>
          <table:table-cell office:value-type="string">
            <text:p>tres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318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19</text:p>
          </table:table-cell>
          <table:table-cell office:value-type="string">
            <text:p>von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320</text:p>
          </table:table-cell>
          <table:table-cell office:value-type="string">
            <text:p>beiser</text:p>
          </table:table-cell>
          <table:table-cell office:value-type="string">
            <text:p>bais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21</text:p>
          </table:table-cell>
          <table:table-cell table:number-columns-repeated="2" office:value-type="string">
            <text:p>pu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322</text:p>
          </table:table-cell>
          <table:table-cell table:number-columns-repeated="2" office:value-type="string">
            <text:p>si</text:p>
          </table:table-cell>
          <table:table-cell office:value-type="string">
            <text:p>CONsub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23</text:p>
          </table:table-cell>
          <table:table-cell office:value-type="string">
            <text:p>demandent</text:p>
          </table:table-cell>
          <table:table-cell office:value-type="string">
            <text:p>demand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324</text:p>
          </table:table-cell>
          <table:table-cell office:value-type="string">
            <text:p>s</text:p>
          </table:table-cell>
          <table:table-cell office:value-type="string">
            <text:p>se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325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326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327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328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329</text:p>
          </table:table-cell>
          <table:table-cell table:number-columns-repeated="2" office:value-type="string">
            <text:p>entier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330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331</text:p>
          </table:table-cell>
          <table:table-cell office:value-type="string">
            <text:p>lur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32</text:p>
          </table:table-cell>
          <table:table-cell office:value-type="string">
            <text:p>respunt</text:p>
          </table:table-cell>
          <table:table-cell office:value-type="string">
            <text:p>respo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33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334</text:p>
          </table:table-cell>
          <table:table-cell office:value-type="string">
            <text:p>sein</text:p>
          </table:table-cell>
          <table:table-cell office:value-type="string">
            <text:p>sain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33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336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337</text:p>
          </table:table-cell>
          <table:table-cell office:value-type="string">
            <text:p>legier</text:p>
          </table:table-cell>
          <table:table-cell office:value-type="string">
            <text:p>legier2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38</text:p>
          </table:table-cell>
          <table:table-cell office:value-type="string">
            <text:p>unqu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3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3340</text:p>
          </table:table-cell>
          <table:table-cell office:value-type="string">
            <text:p>ier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41</text:p>
          </table:table-cell>
          <table:table-cell table:number-columns-repeated="2" office:value-type="string">
            <text:p>plu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42</text:p>
          </table:table-cell>
          <table:table-cell office:value-type="string">
            <text:p>prest</text:p>
          </table:table-cell>
          <table:table-cell office:value-type="string">
            <text:p>prest1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4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344</text:p>
          </table:table-cell>
          <table:table-cell office:value-type="string">
            <text:p>ferir</text:p>
          </table:table-cell>
          <table:table-cell office:value-type="string">
            <text:p>fe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345</text:p>
          </table:table-cell>
          <table:table-cell office:value-type="string">
            <text:p>chevaler</text:p>
          </table:table-cell>
          <table:table-cell office:value-type="string">
            <text:p>cheval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46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347</text:p>
          </table:table-cell>
          <table:table-cell office:value-type="string">
            <text:p>sun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348</text:p>
          </table:table-cell>
          <table:table-cell table:number-columns-repeated="2" office:value-type="string">
            <text:p>ensembl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34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350</text:p>
          </table:table-cell>
          <table:table-cell office:value-type="string">
            <text:p>justur</text:p>
          </table:table-cell>
          <table:table-cell office:value-type="string">
            <text:p>jost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35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352</text:p>
          </table:table-cell>
          <table:table-cell office:value-type="string">
            <text:p>amur</text:p>
          </table:table-cell>
          <table:table-cell office:value-type="string">
            <text:p>am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3</text:p>
          </table:table-cell>
          <table:table-cell office:value-type="string">
            <text:p>Ogier</text:p>
          </table:table-cell>
          <table:table-cell office:value-type="string">
            <text:p>ogier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54</text:p>
          </table:table-cell>
          <table:table-cell office:value-type="string">
            <text:p>funt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35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56</text:p>
          </table:table-cell>
          <table:table-cell office:value-type="string">
            <text:p>trestur</text:p>
          </table:table-cell>
          <table:table-cell office:value-type="string">
            <text:p>trest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57</text:p>
          </table:table-cell>
          <table:table-cell table:number-columns-repeated="2" office:value-type="string">
            <text:p>cent</text:p>
          </table:table-cell>
          <table:table-cell office:value-type="string">
            <text:p>PRO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5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>
            <text:p>B_w_013359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360</text:p>
          </table:table-cell>
          <table:table-cell office:value-type="string">
            <text:p>mort</text:p>
          </table:table-cell>
          <table:table-cell office:value-type="string">
            <text:p>mori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1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362</text:p>
          </table:table-cell>
          <table:table-cell table:number-columns-repeated="2" office:value-type="string">
            <text:p>glaiv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6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6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65</text:p>
          </table:table-cell>
          <table:table-cell office:value-type="string">
            <text:p>dolur</text:p>
          </table:table-cell>
          <table:table-cell office:value-type="string">
            <text:p>dol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66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36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6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3369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370</text:p>
          </table:table-cell>
          <table:table-cell office:value-type="string">
            <text:p>al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1</text:p>
          </table:table-cell>
          <table:table-cell office:value-type="string">
            <text:p>quor</text:p>
          </table:table-cell>
          <table:table-cell office:value-type="string">
            <text:p>cuer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72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337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374</text:p>
          </table:table-cell>
          <table:table-cell office:value-type="string">
            <text:p>irrur</text:p>
          </table:table-cell>
          <table:table-cell office:value-type="string">
            <text:p>ir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75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376</text:p>
          </table:table-cell>
          <table:table-cell office:value-type="string">
            <text:p>po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377</text:p>
          </table:table-cell>
          <table:table-cell office:value-type="string">
            <text:p>garir</text:p>
          </table:table-cell>
          <table:table-cell office:value-type="string">
            <text:p>gari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3378</text:p>
          </table:table-cell>
          <table:table-cell office:value-type="string">
            <text:p>kar</text:p>
          </table:table-cell>
          <table:table-cell office:value-type="string">
            <text:p>car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379</text:p>
          </table:table-cell>
          <table:table-cell office:value-type="string">
            <text:p>n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3380</text:p>
          </table:table-cell>
          <table:table-cell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3381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82</text:p>
          </table:table-cell>
          <table:table-cell office:value-type="string">
            <text:p>defendur</text:p>
          </table:table-cell>
          <table:table-cell office:value-type="string">
            <text:p>defendë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83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384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85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3386</text:p>
          </table:table-cell>
          <table:table-cell office:value-type="string">
            <text:p>fuiant</text:p>
          </table:table-cell>
          <table:table-cell office:value-type="string">
            <text:p>fuir</text:p>
          </table:table-cell>
          <table:table-cell office:value-type="string">
            <text:p>VERpp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387</text:p>
          </table:table-cell>
          <table:table-cell office:value-type="string">
            <text:p>senz</text:p>
          </table:table-cell>
          <table:table-cell office:value-type="string">
            <text:p>sans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388</text:p>
          </table:table-cell>
          <table:table-cell office:value-type="string">
            <text:p>ure</text:p>
          </table:table-cell>
          <table:table-cell office:value-type="string">
            <text:p>ëu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389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390</text:p>
          </table:table-cell>
          <table:table-cell office:value-type="string">
            <text:p>sujur</text:p>
          </table:table-cell>
          <table:table-cell office:value-type="string">
            <text:p>sej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1</text:p>
          </table:table-cell>
          <table:table-cell office:value-type="string">
            <text:p>Otes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39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393</text:p>
          </table:table-cell>
          <table:table-cell office:value-type="string">
            <text:p>enchasce</text:p>
          </table:table-cell>
          <table:table-cell office:value-type="string">
            <text:p>enchac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394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395</text:p>
          </table:table-cell>
          <table:table-cell table:number-columns-repeated="2" office:value-type="string">
            <text:p>un</text:p>
          </table:table-cell>
          <table:table-cell office:value-type="string">
            <text:p>DETnd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Elision du -e.</text:p>
          </table:table-cell>
          <table:table-cell table:number-columns-repeated="1010"/>
        </table:table-row>
        <table:table-row table:style-name="ro2">
          <table:table-cell office:value-type="string">
            <text:p>B_w_013396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397</text:p>
          </table:table-cell>
          <table:table-cell table:number-columns-repeated="2" office:value-type="string">
            <text:p>val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398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399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0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1</text:p>
          </table:table-cell>
          <table:table-cell office:value-type="string">
            <text:p>porte</text:p>
          </table:table-cell>
          <table:table-cell office:value-type="string">
            <text:p>por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02</text:p>
          </table:table-cell>
          <table:table-cell office:value-type="string">
            <text:p>cureççuse</text:p>
          </table:table-cell>
          <table:table-cell office:value-type="string">
            <text:p>curçus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03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04</text:p>
          </table:table-cell>
          <table:table-cell office:value-type="string">
            <text:p>espee</text:p>
          </table:table-cell>
          <table:table-cell office:value-type="string">
            <text:p>esp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5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406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07</text:p>
          </table:table-cell>
          <table:table-cell office:value-type="string">
            <text:p>altre</text:p>
          </table:table-cell>
          <table:table-cell office:value-type="string">
            <text:p>autre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08</text:p>
          </table:table-cell>
          <table:table-cell office:value-type="string">
            <text:p>main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0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10</text:p>
          </table:table-cell>
          <table:table-cell office:value-type="string">
            <text:p>grant</text:p>
          </table:table-cell>
          <table:table-cell office:value-type="string">
            <text:p>grant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411</text:p>
          </table:table-cell>
          <table:table-cell office:value-type="string">
            <text:p>targe</text:p>
          </table:table-cell>
          <table:table-cell office:value-type="string">
            <text:p>targ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2</text:p>
          </table:table-cell>
          <table:table-cell office:value-type="string">
            <text:p>bendee</text:p>
          </table:table-cell>
          <table:table-cell office:value-type="string">
            <text:p>bend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1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414</text:p>
          </table:table-cell>
          <table:table-cell office:value-type="string">
            <text:p>veit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415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16</text:p>
          </table:table-cell>
          <table:table-cell office:value-type="string">
            <text:p>qu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417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18</text:p>
          </table:table-cell>
          <table:table-cell office:value-type="string">
            <text:p>fuit</text:p>
          </table:table-cell>
          <table:table-cell office:value-type="string">
            <text:p>fu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1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20</text:p>
          </table:table-cell>
          <table:table-cell office:value-type="string">
            <text:p>celee</text:p>
          </table:table-cell>
          <table:table-cell office:value-type="string">
            <text:p>cele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_w_013421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422</text:p>
          </table:table-cell>
          <table:table-cell office:value-type="string">
            <text:p>encontrer</text:p>
          </table:table-cell>
          <table:table-cell office:value-type="string">
            <text:p>encontr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3423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424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5</text:p>
          </table:table-cell>
          <table:table-cell office:value-type="string">
            <text:p>resdne</text:p>
          </table:table-cell>
          <table:table-cell office:value-type="string">
            <text:p>resne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26</text:p>
          </table:table-cell>
          <table:table-cell office:value-type="string">
            <text:p>tiree</text:p>
          </table:table-cell>
          <table:table-cell office:value-type="string">
            <text:p>ti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2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42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429</text:p>
          </table:table-cell>
          <table:table-cell office:value-type="string">
            <text:p>aprosme</text:p>
          </table:table-cell>
          <table:table-cell office:value-type="string">
            <text:p>aproism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430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431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2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433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4</text:p>
          </table:table-cell>
          <table:table-cell table:number-columns-repeated="2" office:value-type="string">
            <text:p>pense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5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436</text:p>
          </table:table-cell>
          <table:table-cell office:value-type="string">
            <text:p>deu</text:p>
          </table:table-cell>
          <table:table-cell office:value-type="string">
            <text:p>dieu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37</text:p>
          </table:table-cell>
          <table:table-cell office:value-type="string">
            <text:p>dit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438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39</text:p>
          </table:table-cell>
          <table:table-cell office:value-type="string">
            <text:p>dite</text:p>
          </table:table-cell>
          <table:table-cell office:value-type="string">
            <text:p>di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440</text:p>
          </table:table-cell>
          <table:table-cell office:value-type="string">
            <text:p>mei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41</text:p>
          </table:table-cell>
          <table:table-cell office:value-type="string">
            <text:p>sire</text:p>
          </table:table-cell>
          <table:table-cell office:value-type="string">
            <text:p>seigno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442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3"/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443</text:p>
          </table:table-cell>
          <table:table-cell office:value-type="string">
            <text:p>devez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44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45</text:p>
          </table:table-cell>
          <table:table-cell table:number-columns-repeated="2" office:value-type="string">
            <text:p>nui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46</text:p>
          </table:table-cell>
          <table:table-cell office:value-type="string">
            <text:p>conreer</text:p>
          </table:table-cell>
          <table:table-cell office:value-type="string">
            <text:p>conrë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47</text:p>
          </table:table-cell>
          <table:table-cell office:value-type="string">
            <text:p>ces</text:p>
          </table:table-cell>
          <table:table-cell office:value-type="string">
            <text:p>cest</text:p>
          </table:table-cell>
          <table:table-cell office:value-type="string">
            <text:p>DETde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48</text:p>
          </table:table-cell>
          <table:table-cell office:value-type="string">
            <text:p>franceis</text:p>
          </table:table-cell>
          <table:table-cell office:value-type="string">
            <text:p>franço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49</text:p>
          </table:table-cell>
          <table:table-cell office:value-type="string">
            <text:p>alez</text:p>
          </table:table-cell>
          <table:table-cell office:value-type="string">
            <text:p>al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450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51</text:p>
          </table:table-cell>
          <table:table-cell table:number-columns-repeated="2" office:value-type="string">
            <text:p>querre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3452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3</text:p>
          </table:table-cell>
          <table:table-cell table:number-columns-repeated="2" office:value-type="string">
            <text:p>cras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2">
          <table:table-cell office:value-type="string">
            <text:p>B_w_013454</text:p>
          </table:table-cell>
          <table:table-cell office:value-type="string">
            <text:p>lard</text:p>
          </table:table-cell>
          <table:table-cell office:value-type="string">
            <text:p>lart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5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6</text:p>
          </table:table-cell>
          <table:table-cell office:value-type="string">
            <text:p>peis</text:p>
          </table:table-cell>
          <table:table-cell office:value-type="string">
            <text:p>pois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7</text:p>
          </table:table-cell>
          <table:table-cell office:value-type="string">
            <text:p>nel</text:p>
          </table:table-cell>
          <table:table-cell office:value-type="string">
            <text:p>ne1+il</text:p>
          </table:table-cell>
          <table:table-cell office:value-type="string">
            <text:p>ADVneg.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58</text:p>
          </table:table-cell>
          <table:table-cell office:value-type="string">
            <text:p>mangereient</text:p>
          </table:table-cell>
          <table:table-cell office:value-type="string">
            <text:p>mangier</text:p>
          </table:table-cell>
          <table:table-cell office:value-type="string">
            <text:p>VERcjg</text:p>
          </table:table-cell>
          <table:table-cell office:value-type="string">
            <text:p>cond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459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60</text:p>
          </table:table-cell>
          <table:table-cell office:value-type="string">
            <text:p>mil</text:p>
          </table:table-cell>
          <table:table-cell office:value-type="string">
            <text:p>mil1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1</text:p>
          </table:table-cell>
          <table:table-cell office:value-type="string">
            <text:p>mars</text:p>
          </table:table-cell>
          <table:table-cell office:value-type="string">
            <text:p>mar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2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63</text:p>
          </table:table-cell>
          <table:table-cell office:value-type="string">
            <text:p>orkeneis</text:p>
          </table:table-cell>
          <table:table-cell office:value-type="string">
            <text:p>orquen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/>
          <table:table-cell table:style-name="ce7" office:value-type="string">
            <text:p>ADJqua</text:p>
          </table:table-cell>
          <table:table-cell/>
          <table:table-cell office:value-type="string">
            <text:p>Je ne comprends pas le sens de ce mot. Orquenois apparaît dans le Tobler</text:p>
          </table:table-cell>
          <table:table-cell table:number-columns-repeated="1010"/>
        </table:table-row>
        <table:table-row table:style-name="ro2">
          <table:table-cell office:value-type="string">
            <text:p>B_w_013464</text:p>
          </table:table-cell>
          <table:table-cell office:value-type="string">
            <text:p>altre</text:p>
          </table:table-cell>
          <table:table-cell office:value-type="string">
            <text:p>autre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65</text:p>
          </table:table-cell>
          <table:table-cell office:value-type="string">
            <text:p>mes</text:p>
          </table:table-cell>
          <table:table-cell office:value-type="string">
            <text:p>mais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466</text:p>
          </table:table-cell>
          <table:table-cell office:value-type="string">
            <text:p>feites</text:p>
          </table:table-cell>
          <table:table-cell office:value-type="string">
            <text:p>faire|feire|fere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467</text:p>
          </table:table-cell>
          <table:table-cell office:value-type="string">
            <text:p>ço</text:p>
          </table:table-cell>
          <table:table-cell office:value-type="string">
            <text:p>ce1</text:p>
          </table:table-cell>
          <table:table-cell office:value-type="string">
            <text:p>PROde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68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69</text:p>
          </table:table-cell>
          <table:table-cell table:number-columns-repeated="2" office:value-type="string">
            <text:p>mang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4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71</text:p>
          </table:table-cell>
          <table:table-cell office:value-type="string">
            <text:p>burgeis</text:p>
          </table:table-cell>
          <table:table-cell office:value-type="string">
            <text:p>borjois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72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3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474</text:p>
          </table:table-cell>
          <table:table-cell office:value-type="string">
            <text:p>Garsie</text:p>
          </table:table-cell>
          <table:table-cell office:value-type="string">
            <text:p>garsi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475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476</text:p>
          </table:table-cell>
          <table:table-cell table:number-columns-repeated="2" office:value-type="string">
            <text:p>forment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77</text:p>
          </table:table-cell>
          <table:table-cell office:value-type="string">
            <text:p>curuciez</text:p>
          </table:table-cell>
          <table:table-cell office:value-type="string">
            <text:p>corroc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478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479</text:p>
          </table:table-cell>
          <table:table-cell office:value-type="string">
            <text:p>les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0</text:p>
          </table:table-cell>
          <table:table-cell office:value-type="string">
            <text:p>paroles</text:p>
          </table:table-cell>
          <table:table-cell office:value-type="string">
            <text:p>parol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1</text:p>
          </table:table-cell>
          <table:table-cell office:value-type="string">
            <text:p>qu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482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483</text:p>
          </table:table-cell>
          <table:table-cell table:style-name="ce4" office:value-type="string">
            <text:p>i</text:p>
          </table:table-cell>
          <table:table-cell office:value-type="string">
            <text:p>i2</text:p>
          </table:table-cell>
          <table:table-cell office:value-type="string">
            <text:p>PROadv</text:p>
          </table:table-cell>
          <table:table-cell table:number-columns-repeated="9"/>
          <table:table-cell office:value-type="string">
            <text:p>Transcription : ce lemme n'apparaît pas. Mais après « a » : ja.</text:p>
          </table:table-cell>
          <table:table-cell table:number-columns-repeated="1010"/>
        </table:table-row>
        <table:table-row table:style-name="ro2">
          <table:table-cell office:value-type="string">
            <text:p>B_w_013484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485</text:p>
          </table:table-cell>
          <table:table-cell office:value-type="string">
            <text:p>afichiez</text:p>
          </table:table-cell>
          <table:table-cell office:value-type="string">
            <text:p>afi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3486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87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88</text:p>
          </table:table-cell>
          <table:table-cell office:value-type="string">
            <text:p>broche</text:p>
          </table:table-cell>
          <table:table-cell office:value-type="string">
            <text:p>broch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89</text:p>
          </table:table-cell>
          <table:table-cell office:value-type="string">
            <text:p>des</text:p>
          </table:table-cell>
          <table:table-cell office:value-type="string">
            <text:p>de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90</text:p>
          </table:table-cell>
          <table:table-cell office:value-type="string">
            <text:p>espuruns</text:p>
          </table:table-cell>
          <table:table-cell office:value-type="string">
            <text:p>espe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1</text:p>
          </table:table-cell>
          <table:table-cell office:value-type="string">
            <text:p>dorez</text:p>
          </table:table-cell>
          <table:table-cell office:value-type="string">
            <text:p>dor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p|m|n</text:p>
          </table:table-cell>
          <table:table-cell office:value-type="string">
            <text:p>Entrée « doré » existe au verbe dorer.</text:p>
          </table:table-cell>
          <table:table-cell table:number-columns-repeated="1010"/>
        </table:table-row>
        <table:table-row table:style-name="ro2">
          <table:table-cell office:value-type="string">
            <text:p>B_w_013492</text:p>
          </table:table-cell>
          <table:table-cell office:value-type="string">
            <text:p>ja</text:p>
          </table:table-cell>
          <table:table-cell office:value-type="string">
            <text:p>ja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493</text:p>
          </table:table-cell>
          <table:table-cell office:value-type="string">
            <text:p>se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494</text:p>
          </table:table-cell>
          <table:table-cell office:value-type="string">
            <text:p>feü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495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496</text:p>
          </table:table-cell>
          <table:table-cell office:value-type="string">
            <text:p>d</text:p>
          </table:table-cell>
          <table:table-cell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497</text:p>
          </table:table-cell>
          <table:table-cell office:value-type="string">
            <text:p>Otinel</text:p>
          </table:table-cell>
          <table:table-cell office:value-type="string">
            <text:p>otinel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498</text:p>
          </table:table-cell>
          <table:table-cell office:value-type="string">
            <text:p>vengez</text:p>
          </table:table-cell>
          <table:table-cell office:value-type="string">
            <text:p>veng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1">
          <table:table-cell office:value-type="string">
            <text:p>B_w_013499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500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2">
          <table:table-cell office:value-type="string">
            <text:p>B_w_013501</text:p>
          </table:table-cell>
          <table:table-cell office:value-type="string">
            <text:p>destrier</text:p>
          </table:table-cell>
          <table:table-cell office:value-type="string">
            <text:p>destrier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02</text:p>
          </table:table-cell>
          <table:table-cell office:value-type="string">
            <text:p>cesta</text:p>
          </table:table-cell>
          <table:table-cell office:value-type="string">
            <text:p>cest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03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04</text:p>
          </table:table-cell>
          <table:table-cell office:value-type="string">
            <text:p>quatre</text:p>
          </table:table-cell>
          <table:table-cell office:value-type="string">
            <text:p>catre</text:p>
          </table:table-cell>
          <table:table-cell office:value-type="string">
            <text:p>DET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5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06</text:p>
          </table:table-cell>
          <table:table-cell office:value-type="string">
            <text:p>volsist</text:p>
          </table:table-cell>
          <table:table-cell office:value-type="string">
            <text:p>voloir</text:p>
          </table:table-cell>
          <table:table-cell office:value-type="string">
            <text:p>VERcjg</text:p>
          </table:table-cell>
          <table:table-cell office:value-type="string">
            <text:p>sub</text:p>
          </table:table-cell>
          <table:table-cell office:value-type="string">
            <text:p>ipf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507</text:p>
          </table:table-cell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508</text:p>
          </table:table-cell>
          <table:table-cell office:value-type="string">
            <text:p>nun</text:p>
          </table:table-cell>
          <table:table-cell office:value-type="string">
            <text:p>non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09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510</text:p>
          </table:table-cell>
          <table:table-cell table:number-columns-repeated="2" office:value-type="string">
            <text:p>ter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11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12</text:p>
          </table:table-cell>
          <table:table-cell office:value-type="string">
            <text:p>versez</text:p>
          </table:table-cell>
          <table:table-cell office:value-type="string">
            <text:p>verser1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1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514</text:p>
          </table:table-cell>
          <table:table-cell office:value-type="string">
            <text:p>sun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15</text:p>
          </table:table-cell>
          <table:table-cell table:number-columns-repeated="2" office:value-type="string">
            <text:p>braz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16</text:p>
          </table:table-cell>
          <table:table-cell table:number-columns-repeated="2" office:value-type="string">
            <text:p>destre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517</text:p>
          </table:table-cell>
          <table:table-cell table:number-columns-repeated="2" office:value-type="string">
            <text:p>par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18</text:p>
          </table:table-cell>
          <table:table-cell office:value-type="string">
            <text:p>mi</text:p>
          </table:table-cell>
          <table:table-cell office:value-type="string">
            <text:p>m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19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20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21</text:p>
          </table:table-cell>
          <table:table-cell office:value-type="string">
            <text:p>brisez</text:p>
          </table:table-cell>
          <table:table-cell office:value-type="string">
            <text:p>bris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22</text:p>
          </table:table-cell>
          <table:table-cell office:value-type="string">
            <text:p>ainceis</text:p>
          </table:table-cell>
          <table:table-cell office:value-type="string">
            <text:p>ainçois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523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524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25</text:p>
          </table:table-cell>
          <table:table-cell office:value-type="string">
            <text:p>peust</text:p>
          </table:table-cell>
          <table:table-cell office:value-type="string">
            <text:p>pö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26</text:p>
          </table:table-cell>
          <table:table-cell table:number-columns-repeated="2" office:value-type="string">
            <text:p>relev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>
            <text:p>B_w_013527</text:p>
          </table:table-cell>
          <table:table-cell office:value-type="string">
            <text:p>en</text:p>
          </table:table-cell>
          <table:table-cell office:value-type="string">
            <text:p>en1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528</text:p>
          </table:table-cell>
          <table:table-cell office:value-type="string">
            <text:p>se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29</text:p>
          </table:table-cell>
          <table:table-cell office:value-type="string">
            <text:p>piez</text:p>
          </table:table-cell>
          <table:table-cell office:value-type="string">
            <text:p>pi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30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31</text:p>
          </table:table-cell>
          <table:table-cell office:value-type="string">
            <text:p>quons</text:p>
          </table:table-cell>
          <table:table-cell office:value-type="string">
            <text:p>cont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32</text:p>
          </table:table-cell>
          <table:table-cell office:value-type="string">
            <text:p>Rollant</text:p>
          </table:table-cell>
          <table:table-cell office:value-type="string">
            <text:p>rolant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33</text:p>
          </table:table-cell>
          <table:table-cell office:value-type="string">
            <text:p>e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34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535</text:p>
          </table:table-cell>
          <table:table-cell office:value-type="string">
            <text:p>li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36</text:p>
          </table:table-cell>
          <table:table-cell office:value-type="string">
            <text:p>aprosmez</text:p>
          </table:table-cell>
          <table:table-cell office:value-type="string">
            <text:p>aproism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537</text:p>
          </table:table-cell>
          <table:table-cell office:value-type="string">
            <text:p>k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>
            <text:p>B_w_013538</text:p>
          </table:table-cell>
          <table:table-cell office:value-type="string">
            <text:p>as</text:p>
          </table:table-cell>
          <table:table-cell office:value-type="string">
            <text:p>a3+le</text:p>
          </table:table-cell>
          <table:table-cell office:value-type="string">
            <text:p>PRE.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39</text:p>
          </table:table-cell>
          <table:table-cell office:value-type="string">
            <text:p>mains</text:p>
          </table:table-cell>
          <table:table-cell office:value-type="string">
            <text:p>main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40</text:p>
          </table:table-cell>
          <table:table-cell office:value-type="string">
            <text:p>le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41</text:p>
          </table:table-cell>
          <table:table-cell office:value-type="string">
            <text:p>prent</text:p>
          </table:table-cell>
          <table:table-cell office:value-type="string">
            <text:p>p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542</text:p>
          </table:table-cell>
          <table:table-cell office:value-type="string">
            <text:p>unkes</text:p>
          </table:table-cell>
          <table:table-cell office:value-type="string">
            <text:p>onqu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43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3544</text:p>
          </table:table-cell>
          <table:table-cell office:value-type="string">
            <text:p>fu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545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2">
          <table:table-cell office:value-type="string">
            <text:p>B_w_013546</text:p>
          </table:table-cell>
          <table:table-cell table:number-columns-repeated="2" office:value-type="string">
            <text:p>le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54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48</text:p>
          </table:table-cell>
          <table:table-cell office:value-type="string">
            <text:p>reis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49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50</text:p>
          </table:table-cell>
          <table:table-cell office:value-type="string">
            <text:p>escrie</text:p>
          </table:table-cell>
          <table:table-cell office:value-type="string">
            <text:p>escr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51</text:p>
          </table:table-cell>
          <table:table-cell office:value-type="string">
            <text:p>baruns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p|m|r</text:p>
          </table:table-cell>
          <table:table-cell office:value-type="string">
            <text:p>Apostrophe.</text:p>
          </table:table-cell>
          <table:table-cell table:number-columns-repeated="1010"/>
        </table:table-row>
        <table:table-row table:style-name="ro1">
          <table:table-cell office:value-type="string">
            <text:p>B_w_013552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>
            <text:p>B_w_013553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54</text:p>
          </table:table-cell>
          <table:table-cell office:value-type="string">
            <text:p>tuchiez</text:p>
          </table:table-cell>
          <table:table-cell office:value-type="string">
            <text:p>tochi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>
            <text:p>B_w_01355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56</text:p>
          </table:table-cell>
          <table:table-cell office:value-type="string">
            <text:p>vus</text:p>
          </table:table-cell>
          <table:table-cell office:value-type="string">
            <text:p>vos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7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58</text:p>
          </table:table-cell>
          <table:table-cell office:value-type="string">
            <text:p>rent</text:p>
          </table:table-cell>
          <table:table-cell office:value-type="string">
            <text:p>rendre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2">
          <table:table-cell office:value-type="string">
            <text:p>B_w_013559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0</text:p>
          </table:table-cell>
          <table:table-cell office:value-type="string">
            <text:p>vie</text:p>
          </table:table-cell>
          <table:table-cell office:value-type="string">
            <text:p>vie1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1</text:p>
          </table:table-cell>
          <table:table-cell office:value-type="string">
            <text:p>me</text:p>
          </table:table-cell>
          <table:table-cell office:value-type="string">
            <text:p>je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2</text:p>
          </table:table-cell>
          <table:table-cell office:value-type="string">
            <text:p>dunez</text:p>
          </table:table-cell>
          <table:table-cell office:value-type="string">
            <text:p>doner</text:p>
          </table:table-cell>
          <table:table-cell office:value-type="string">
            <text:p>VERcjg</text:p>
          </table:table-cell>
          <table:table-cell office:value-type="string">
            <text:p>im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563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4</text:p>
          </table:table-cell>
          <table:table-cell office:value-type="string">
            <text:p>dui</text:p>
          </table:table-cell>
          <table:table-cell office:value-type="string">
            <text:p>deus</text:p>
          </table:table-cell>
          <table:table-cell office:value-type="string">
            <text:p>ADJcar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5</text:p>
          </table:table-cell>
          <table:table-cell office:value-type="string">
            <text:p>barun</text:p>
          </table:table-cell>
          <table:table-cell office:value-type="string">
            <text:p>baro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66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567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8</text:p>
          </table:table-cell>
          <table:table-cell office:value-type="string">
            <text:p>rei</text:p>
          </table:table-cell>
          <table:table-cell office:value-type="string">
            <text:p>roi2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69</text:p>
          </table:table-cell>
          <table:table-cell office:value-type="string">
            <text:p>mené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71</text:p>
          </table:table-cell>
          <table:table-cell office:value-type="string">
            <text:p>Charles</text:p>
          </table:table-cell>
          <table:table-cell office:value-type="string">
            <text:p>charle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2"/>
          <table:table-cell table:style-name="ce7" office:value-type="string">
            <text:p>s|m|n</text:p>
          </table:table-cell>
          <table:table-cell table:number-columns-repeated="1011"/>
        </table:table-row>
        <table:table-row table:style-name="ro2">
          <table:table-cell office:value-type="string">
            <text:p>B_w_013572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73</text:p>
          </table:table-cell>
          <table:table-cell office:value-type="string">
            <text:p>o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574</text:p>
          </table:table-cell>
          <table:table-cell office:value-type="string">
            <text:p>sempres</text:p>
          </table:table-cell>
          <table:table-cell office:value-type="string">
            <text:p>sempre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>
            <text:p>B_w_013575</text:p>
          </table:table-cell>
          <table:table-cell office:value-type="string">
            <text:p>presenté</text:p>
          </table:table-cell>
          <table:table-cell office:value-type="string">
            <text:p>present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76</text:p>
          </table:table-cell>
          <table:table-cell table:number-columns-repeated="2"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77</text:p>
          </table:table-cell>
          <table:table-cell office:value-type="string">
            <text:p>l</text:p>
          </table:table-cell>
          <table:table-cell office:value-type="string">
            <text:p>il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78</text:p>
          </table:table-cell>
          <table:table-cell office:value-type="string">
            <text:p>en</text:p>
          </table:table-cell>
          <table:table-cell office:value-type="string">
            <text:p>en2</text:p>
          </table:table-cell>
          <table:table-cell office:value-type="string">
            <text:p>PROadv</text:p>
          </table:table-cell>
          <table:table-cell table:number-columns-repeated="1020"/>
        </table:table-row>
        <table:table-row table:style-name="ro2">
          <table:table-cell office:value-type="string">
            <text:p>B_w_013579</text:p>
          </table:table-cell>
          <table:table-cell office:value-type="string">
            <text:p>a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80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>
            <text:p>B_w_013581</text:p>
          </table:table-cell>
          <table:table-cell office:value-type="string">
            <text:p>Paris</text:p>
          </table:table-cell>
          <table:table-cell office:value-type="string">
            <text:p>paris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82</text:p>
          </table:table-cell>
          <table:table-cell office:value-type="string">
            <text:p>sa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3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584</text:p>
          </table:table-cell>
          <table:table-cell office:value-type="string">
            <text:p>mené</text:p>
          </table:table-cell>
          <table:table-cell office:value-type="string">
            <text:p>men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85</text:p>
          </table:table-cell>
          <table:table-cell office:value-type="string">
            <text:p>francs</text:p>
          </table:table-cell>
          <table:table-cell office:value-type="string">
            <text:p>franc</text:p>
          </table:table-cell>
          <table:table-cell office:value-type="string">
            <text:p>NOMpro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p|m|r</text:p>
          </table:table-cell>
          <table:table-cell table:number-columns-repeated="1011"/>
        </table:table-row>
        <table:table-row table:style-name="ro1">
          <table:table-cell office:value-type="string">
            <text:p>B_w_013586</text:p>
          </table:table-cell>
          <table:table-cell office:value-type="string">
            <text:p>ne</text:p>
          </table:table-cell>
          <table:table-cell office:value-type="string">
            <text:p>ne1</text:p>
          </table:table-cell>
          <table:table-cell office:value-type="string">
            <text:p>ADVneg</text:p>
          </table:table-cell>
          <table:table-cell table:number-columns-repeated="1020"/>
        </table:table-row>
        <table:table-row table:style-name="ro2">
          <table:table-cell office:value-type="string">
            <text:p>B_w_013587</text:p>
          </table:table-cell>
          <table:table-cell office:value-type="string">
            <text:p>s</text:p>
          </table:table-cell>
          <table:table-cell office:value-type="string">
            <text:p>soi1</text:p>
          </table:table-cell>
          <table:table-cell office:value-type="string">
            <text:p>PROp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588</text:p>
          </table:table-cell>
          <table:table-cell office:value-type="string">
            <text:p>ublient</text:p>
          </table:table-cell>
          <table:table-cell office:value-type="string">
            <text:p>oblï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589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0</text:p>
          </table:table-cell>
          <table:table-cell table:number-columns-repeated="2" office:value-type="string">
            <text:p>vassa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91</text:p>
          </table:table-cell>
          <table:table-cell office:value-type="string">
            <text:p>aduré</text:p>
          </table:table-cell>
          <table:table-cell office:value-type="string">
            <text:p>aduré</text:p>
          </table:table-cell>
          <table:table-cell office:value-type="string">
            <text:p>ADJqua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92</text:p>
          </table:table-cell>
          <table:table-cell office:value-type="string">
            <text:p>ainz</text:p>
          </table:table-cell>
          <table:table-cell office:value-type="string">
            <text:p>ainz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-</text:p>
          </table:table-cell>
          <table:table-cell table:number-columns-repeated="1013"/>
        </table:table-row>
        <table:table-row table:style-name="ro2">
          <table:table-cell office:value-type="string">
            <text:p>B_w_013593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594</text:p>
          </table:table-cell>
          <table:table-cell office:value-type="string">
            <text:p>feust</text:p>
          </table:table-cell>
          <table:table-cell office:value-type="string">
            <text:p>estre1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595</text:p>
          </table:table-cell>
          <table:table-cell table:number-columns-repeated="2" office:value-type="string">
            <text:p>vespr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96</text:p>
          </table:table-cell>
          <table:table-cell office:value-type="string">
            <text:p>u</text:p>
          </table:table-cell>
          <table:table-cell office:value-type="string">
            <text:p>o3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2">
          <table:table-cell office:value-type="string">
            <text:p>B_w_013597</text:p>
          </table:table-cell>
          <table:table-cell office:value-type="string">
            <text:p>li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598</text:p>
          </table:table-cell>
          <table:table-cell table:number-columns-repeated="2" office:value-type="string">
            <text:p>soleil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599</text:p>
          </table:table-cell>
          <table:table-cell office:value-type="string">
            <text:p>culchié</text:p>
          </table:table-cell>
          <table:table-cell office:value-type="string">
            <text:p>couchier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2"/>
          <table:table-cell table:style-name="ce7" office:value-type="string">
            <text:p>s|m|r</text:p>
          </table:table-cell>
          <table:table-cell table:number-columns-repeated="1011"/>
        </table:table-row>
        <table:table-row table:style-name="ro1">
          <table:table-cell office:value-type="string">
            <text:p>B_w_013600</text:p>
          </table:table-cell>
          <table:table-cell office:value-type="string">
            <text:p>urent</text:p>
          </table:table-cell>
          <table:table-cell office:value-type="string">
            <text:p>a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601</text:p>
          </table:table-cell>
          <table:table-cell table:number-columns-repeated="2"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2</text:p>
          </table:table-cell>
          <table:table-cell table:number-columns-repeated="2" office:value-type="string">
            <text:p>champ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603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  <table:table-cell office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>
            <text:p>B_w_013604</text:p>
          </table:table-cell>
          <table:table-cell office:value-type="string">
            <text:p>prise</text:p>
          </table:table-cell>
          <table:table-cell office:value-type="string">
            <text:p>prendre</text:p>
          </table:table-cell>
          <table:table-cell office:value-type="string">
            <text:p>VERppe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605</text:p>
          </table:table-cell>
          <table:table-cell office:value-type="string">
            <text:p>la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6</text:p>
          </table:table-cell>
          <table:table-cell office:value-type="string">
            <text:p>cité</text:p>
          </table:table-cell>
          <table:table-cell office:value-type="string">
            <text:p>cité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07</text:p>
          </table:table-cell>
          <table:table-cell office:value-type="string">
            <text:p>quant</text:p>
          </table:table-cell>
          <table:table-cell office:value-type="string">
            <text:p>cant1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608</text:p>
          </table:table-cell>
          <table:table-cell office:value-type="string">
            <text:p>l</text:p>
          </table:table-cell>
          <table:table-cell office:value-type="string">
            <text:p>le</text:p>
          </table:table-cell>
          <table:table-cell office:value-type="string">
            <text:p>DETdef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2">
          <table:table-cell office:value-type="string">
            <text:p>B_w_013609</text:p>
          </table:table-cell>
          <table:table-cell office:value-type="string">
            <text:p>um</text:p>
          </table:table-cell>
          <table:table-cell office:value-type="string">
            <text:p>on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s</text:p>
          </table:table-cell>
          <table:table-cell table:number-columns-repeated="2"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10</text:p>
          </table:table-cell>
          <table:table-cell office:value-type="string">
            <text:p>orra</text:p>
          </table:table-cell>
          <table:table-cell office:value-type="string">
            <text:p>ö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fut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611</text:p>
          </table:table-cell>
          <table:table-cell table:number-columns-repeated="2" office:value-type="string">
            <text:p>de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612</text:p>
          </table:table-cell>
          <table:table-cell office:value-type="string">
            <text:p>itel</text:p>
          </table:table-cell>
          <table:table-cell office:value-type="string">
            <text:p>itel</text:p>
          </table:table-cell>
          <table:table-cell office:value-type="string">
            <text:p>DETind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13</text:p>
          </table:table-cell>
          <table:table-cell table:number-columns-repeated="2" office:value-type="string">
            <text:p>messagier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14</text:p>
          </table:table-cell>
          <table:table-cell office:value-type="string">
            <text:p>bien</text:p>
          </table:table-cell>
          <table:table-cell office:value-type="string">
            <text:p>bien1</text:p>
          </table:table-cell>
          <table:table-cell office:value-type="string">
            <text:p>ADVgen</text:p>
          </table:table-cell>
          <table:table-cell table:number-columns-repeated="6"/>
          <table:table-cell office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>
            <text:p>B_w_013615</text:p>
          </table:table-cell>
          <table:table-cell office:value-type="string">
            <text:p>deivent</text:p>
          </table:table-cell>
          <table:table-cell office:value-type="string">
            <text:p>devoi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t</text:p>
          </table:table-cell>
          <table:table-cell office:value-type="float" office:value="3">
            <text:p>3</text:p>
          </table:table-cell>
          <table:table-cell office:value-type="string">
            <text:p>p</text:p>
          </table:table-cell>
          <table:table-cell table:number-columns-repeated="1016"/>
        </table:table-row>
        <table:table-row table:style-name="ro2">
          <table:table-cell office:value-type="string">
            <text:p>B_w_013616</text:p>
          </table:table-cell>
          <table:table-cell office:value-type="string">
            <text:p>tuit</text:p>
          </table:table-cell>
          <table:table-cell office:value-type="string">
            <text:p>tot</text:p>
          </table:table-cell>
          <table:table-cell office:value-type="string">
            <text:p>PROind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>
            <text:p>B_w_013617</text:p>
          </table:table-cell>
          <table:table-cell office:value-type="string">
            <text:p>pur</text:p>
          </table:table-cell>
          <table:table-cell office:value-type="string">
            <text:p>por2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618</text:p>
          </table:table-cell>
          <table:table-cell office:value-type="string">
            <text:p>s</text:p>
          </table:table-cell>
          <table:table-cell office:value-type="string">
            <text:p>son4</text:p>
          </table:table-cell>
          <table:table-cell office:value-type="string">
            <text:p>DETpos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2">
          <table:table-cell office:value-type="string">
            <text:p>B_w_013619</text:p>
          </table:table-cell>
          <table:table-cell office:value-type="string">
            <text:p>alme</text:p>
          </table:table-cell>
          <table:table-cell office:value-type="string">
            <text:p>ame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s</text:p>
          </table:table-cell>
          <table:table-cell office:value-type="string">
            <text:p>f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20</text:p>
          </table:table-cell>
          <table:table-cell office:value-type="string">
            <text:p>prier</text:p>
          </table:table-cell>
          <table:table-cell office:value-type="string">
            <text:p>priier</text:p>
          </table:table-cell>
          <table:table-cell office:value-type="string">
            <text:p>VERinf</text:p>
          </table:table-cell>
          <table:table-cell table:number-columns-repeated="1020"/>
        </table:table-row>
        <table:table-row table:style-name="ro2">
          <table:table-cell office:value-type="string">
            <text:p>B_w_013621</text:p>
          </table:table-cell>
          <table:table-cell office:value-type="string">
            <text:p>ke</text:p>
          </table:table-cell>
          <table:table-cell office:value-type="string">
            <text:p>que1|que4</text:p>
          </table:table-cell>
          <table:table-cell office:value-type="string">
            <text:p>CONsub</text:p>
          </table:table-cell>
          <table:table-cell table:number-columns-repeated="1020"/>
        </table:table-row>
        <table:table-row table:style-name="ro2">
          <table:table-cell office:value-type="string">
            <text:p>B_w_013622</text:p>
          </table:table-cell>
          <table:table-cell table:number-columns-repeated="2" office:value-type="string">
            <text:p>si</text:p>
          </table:table-cell>
          <table:table-cell office:value-type="string">
            <text:p>ADVgen</text:p>
          </table:table-cell>
          <table:table-cell table:number-columns-repeated="1020"/>
        </table:table-row>
        <table:table-row table:style-name="ro2">
          <table:table-cell office:value-type="string">
            <text:p>B_w_013623</text:p>
          </table:table-cell>
          <table:table-cell office:value-type="string">
            <text:p>aida</text:p>
          </table:table-cell>
          <table:table-cell office:value-type="string">
            <text:p>aidier</text:p>
          </table:table-cell>
          <table:table-cell office:value-type="string">
            <text:p>VERcjg</text:p>
          </table:table-cell>
          <table:table-cell office:value-type="string">
            <text:p>ind</text:p>
          </table:table-cell>
          <table:table-cell office:value-type="string">
            <text:p>psp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>
            <text:p>B_w_013624</text:p>
          </table:table-cell>
          <table:table-cell office:value-type="string">
            <text:p>paiens</text:p>
          </table:table-cell>
          <table:table-cell office:value-type="string">
            <text:p>paien</text:p>
          </table:table-cell>
          <table:table-cell office:value-type="string">
            <text:p>NOMcom</text:p>
          </table:table-cell>
          <table:table-cell table:number-columns-repeated="3"/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>
            <text:p>B_w_013625</text:p>
          </table:table-cell>
          <table:table-cell office:value-type="string">
            <text:p>a</text:p>
          </table:table-cell>
          <table:table-cell office:value-type="string">
            <text:p>a3</text:p>
          </table:table-cell>
          <table:table-cell office:value-type="string">
            <text:p>PRE</text:p>
          </table:table-cell>
          <table:table-cell table:number-columns-repeated="1020"/>
        </table:table-row>
        <table:table-row table:style-name="ro2">
          <table:table-cell office:value-type="string">
            <text:p>B_w_013626</text:p>
          </table:table-cell>
          <table:table-cell table:number-columns-repeated="2" office:value-type="string">
            <text:p>traverser</text:p>
          </table:table-cell>
          <table:table-cell office:value-type="string">
            <text:p>VERinf</text:p>
          </table:table-cell>
          <table:table-cell table:number-columns-repeated="1020"/>
        </table:table-row>
      </table:table>
      <table:database-ranges>
        <table:database-range table:target-range-address="Feuille1.A1:Feuille1.N176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21/07/2016</text:date>, <text:time>18:5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1T18:51:34.78</dc:date>
    <dc:creator>Lucence ING</dc:creator>
    <meta:generator>OpenOffice/4.0.1$Win32 OpenOffice.org_project/401m5$Build-9714</meta:generator>
    <meta:editing-duration>PT17H9M47S</meta:editing-duration>
    <meta:editing-cycles>50</meta:editing-cycles>
    <meta:document-statistic meta:table-count="1" meta:cell-count="11702" meta:object-count="0"/>
  </office:meta>
</office:document-meta>
</file>